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50/styles.xml" manifest:media-type="text/xml"/>
  <manifest:file-entry manifest:full-path="Object 50/content.xml" manifest:media-type="text/xml"/>
  <manifest:file-entry manifest:full-path="Object 50/meta.xml" manifest:media-type="text/xml"/>
  <manifest:file-entry manifest:full-path="Object 50/" manifest:media-type="application/vnd.oasis.opendocument.char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
  <manifest:file-entry manifest:full-path="ObjectReplacements/Object 10" manifest:media-type="application/x-openoffice-gdimetafile;windows_formatname=&quot;GDIMetaFile&quot;"/>
  <manifest:file-entry manifest:full-path="ObjectReplacements/Object 22" manifest:media-type=""/>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8" manifest:media-type=""/>
  <manifest:file-entry manifest:full-path="ObjectReplacements/Object 16" manifest:media-type="application/x-openoffice-gdimetafile;windows_formatname=&quot;GDIMetaFile&quot;"/>
  <manifest:file-entry manifest:full-path="ObjectReplacements/Object 9" manifest:media-type=""/>
  <manifest:file-entry manifest:full-path="ObjectReplacements/Object 4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Pictures/2000002D0000038A000003E6286BE807.svm" manifest:media-type=""/>
  <manifest:file-entry manifest:full-path="Pictures/20000059000007BA000003E64FA6C2B7.svm" manifest:media-type=""/>
  <manifest:file-entry manifest:full-path="Pictures/2000004B0000063C000003E62C34B911.svm" manifest:media-type=""/>
  <manifest:file-entry manifest:full-path="Pictures/2000001F00000222000003E604E4ECF2.svm" manifest:media-type=""/>
  <manifest:file-entry manifest:full-path="Pictures/100002010000015900000157C4487295.png" manifest:media-type="image/png"/>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styles.xml" manifest:media-type="text/xml"/>
  <manifest:file-entry manifest:full-path="Object 49/content.xml" manifest:media-type="text/xml"/>
  <manifest:file-entry manifest:full-path="Object 49/meta.xml" manifest:media-type="text/xml"/>
  <manifest:file-entry manifest:full-path="Object 49/" manifest:media-type="application/vnd.oasis.opendocument.char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4778in" style:rel-column-width="4681*"/>
    </style:style>
    <style:style style:name="Table1.A1" style:family="table-cell">
      <style:table-cell-properties fo:padding="0.0382in" fo:border-left="0.05pt solid #000000" fo:border-right="none" fo:border-top="0.05pt solid #000000" fo:border-bottom="0.05pt solid #000000"/>
    </style:style>
    <style:style style:name="Table1.N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N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4" style:family="paragraph" style:parent-style-name="Standard">
      <style:paragraph-properties fo:line-height="150%"/>
      <style:text-properties style:font-name="Liberation Serif1" fo:font-weight="normal" officeooo:rsid="029f0913" officeooo:paragraph-rsid="029f0913" style:font-weight-asian="normal" style:font-weight-complex="normal"/>
    </style:style>
    <style:style style:name="P5" style:family="paragraph" style:parent-style-name="Standard">
      <style:paragraph-properties fo:line-height="150%"/>
      <style:text-properties style:font-name="Liberation Serif1" fo:font-style="normal" fo:font-weight="normal" officeooo:rsid="029f7a55" officeooo:paragraph-rsid="029f7a55" style:font-style-asian="normal" style:font-weight-asian="normal" style:font-style-complex="normal" style:font-weight-complex="normal"/>
    </style:style>
    <style:style style:name="P6" style:family="paragraph" style:parent-style-name="Standard">
      <style:paragraph-properties fo:line-height="150%"/>
      <style:text-properties style:font-name="Liberation Serif1" fo:font-style="normal" fo:font-weight="normal" officeooo:rsid="029f7a55" officeooo:paragraph-rsid="02a169ef"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2a169ef" officeooo:paragraph-rsid="02a169ef"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2a258d9" officeooo:paragraph-rsid="02a258d9" style:font-style-asian="normal" style:font-weight-asian="normal" style:font-style-complex="normal" style:font-weight-complex="normal"/>
    </style:style>
    <style:style style:name="P9" style:family="paragraph" style:parent-style-name="Standard">
      <style:paragraph-properties fo:line-height="150%"/>
      <style:text-properties style:font-name="Liberation Serif1" fo:font-style="normal" fo:font-weight="normal" officeooo:rsid="02a3a3d9" officeooo:paragraph-rsid="02a3a3d9"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style="normal" fo:font-weight="normal" officeooo:rsid="02a499d4" officeooo:paragraph-rsid="02a499d4" style:font-style-asian="normal" style:font-weight-asian="normal" style:font-style-complex="normal" style:font-weight-complex="normal"/>
    </style:style>
    <style:style style:name="P11" style:family="paragraph" style:parent-style-name="Standard">
      <style:paragraph-properties fo:line-height="150%"/>
      <style:text-properties style:font-name="Liberation Serif1" fo:font-style="normal" fo:font-weight="normal" officeooo:rsid="02a4aa45" officeooo:paragraph-rsid="02a4aa45" style:font-style-asian="normal" style:font-weight-asian="normal" style:font-style-complex="normal" style:font-weight-complex="normal"/>
    </style:style>
    <style:style style:name="P12" style:family="paragraph" style:parent-style-name="Standard">
      <style:paragraph-properties fo:line-height="150%"/>
      <style:text-properties style:font-name="Liberation Serif1" fo:font-style="normal" fo:font-weight="normal" officeooo:rsid="029f555b" officeooo:paragraph-rsid="029f7a55" style:font-style-asian="normal" style:font-weight-asian="normal" style:font-style-complex="normal" style:font-weight-complex="normal"/>
    </style:style>
    <style:style style:name="P13" style:family="paragraph" style:parent-style-name="Standard">
      <style:paragraph-properties fo:line-height="150%"/>
      <style:text-properties style:font-name="Liberation Serif1" fo:font-style="normal" fo:font-weight="bold" officeooo:rsid="02a6ae93" officeooo:paragraph-rsid="02a6ae93" style:font-style-asian="normal" style:font-weight-asian="bold" style:font-style-complex="normal" style:font-weight-complex="bold"/>
    </style:style>
    <style:style style:name="P14" style:family="paragraph" style:parent-style-name="Text_20_body">
      <style:text-properties officeooo:paragraph-rsid="00ee47c7"/>
    </style:style>
    <style:style style:name="P15" style:family="paragraph" style:parent-style-name="Text_20_body">
      <style:text-properties officeooo:rsid="029dbea0" officeooo:paragraph-rsid="029dbea0"/>
    </style:style>
    <style:style style:name="P16" style:family="paragraph" style:parent-style-name="Text_20_body">
      <style:text-properties officeooo:rsid="029dbea0" officeooo:paragraph-rsid="02a169ef"/>
    </style:style>
    <style:style style:name="P17" style:family="paragraph" style:parent-style-name="Text_20_body">
      <style:text-properties officeooo:rsid="029f0913" officeooo:paragraph-rsid="029f0913"/>
    </style:style>
    <style:style style:name="P18" style:family="paragraph" style:parent-style-name="Text_20_body">
      <style:paragraph-properties fo:break-before="page"/>
      <style:text-properties officeooo:paragraph-rsid="00ee47c7"/>
    </style:style>
    <style:style style:name="P19" style:family="paragraph" style:parent-style-name="Text_20_body">
      <style:paragraph-properties fo:break-before="page"/>
      <style:text-properties officeooo:paragraph-rsid="02a169ef"/>
    </style:style>
    <style:style style:name="P20" style:family="paragraph" style:parent-style-name="Standard">
      <style:paragraph-properties fo:line-height="150%" fo:break-before="page"/>
      <style:text-properties style:font-name="Liberation Serif1" fo:font-style="normal" fo:font-weight="normal" officeooo:rsid="02a258d9" officeooo:paragraph-rsid="02a258d9" style:font-style-asian="normal" style:font-weight-asian="normal" style:font-style-complex="normal" style:font-weight-complex="normal"/>
    </style:style>
    <style:style style:name="P21" style:family="paragraph" style:parent-style-name="Contents_20_Heading" style:master-page-name="">
      <style:paragraph-properties style:page-number="auto"/>
    </style:style>
    <style:style style:name="P22" style:family="paragraph" style:parent-style-name="Contents_20_1">
      <style:paragraph-properties>
        <style:tab-stops>
          <style:tab-stop style:position="6.6929in" style:type="right" style:leader-style="dotted" style:leader-text="."/>
        </style:tab-stops>
      </style:paragraph-properties>
    </style:style>
    <style:style style:name="P23" style:family="paragraph" style:parent-style-name="Contents_20_2">
      <style:paragraph-properties>
        <style:tab-stops>
          <style:tab-stop style:position="6.6929in" style:type="right" style:leader-style="dotted" style:leader-text="."/>
        </style:tab-stops>
      </style:paragraph-properties>
    </style:style>
    <style:style style:name="P24" style:family="paragraph" style:parent-style-name="Contents_20_3">
      <style:paragraph-properties>
        <style:tab-stops>
          <style:tab-stop style:position="6.6929in" style:type="right" style:leader-style="dotted" style:leader-text="."/>
        </style:tab-stops>
      </style:paragraph-properties>
    </style:style>
    <style:style style:name="P25" style:family="paragraph" style:parent-style-name="Standard" style:list-style-name="L34">
      <style:paragraph-properties fo:line-height="150%"/>
      <style:text-properties officeooo:paragraph-rsid="02a6ae93"/>
    </style:style>
    <style:style style:name="P26" style:family="paragraph" style:parent-style-name="Standard" style:list-style-name="L34">
      <style:paragraph-properties fo:line-height="150%"/>
      <style:text-properties style:font-name="Liberation Serif1" fo:font-style="normal" fo:font-weight="normal" officeooo:rsid="02a6ae93" officeooo:paragraph-rsid="02a6ae93"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erif1" fo:font-style="normal" fo:font-weight="normal" officeooo:rsid="02a6ae93" officeooo:paragraph-rsid="02a6ae93" style:font-style-asian="normal" style:font-weight-asian="normal" style:font-style-complex="normal" style:font-weight-complex="normal"/>
    </style:style>
    <style:style style:name="P28" style:family="paragraph" style:parent-style-name="Standard">
      <style:paragraph-properties fo:line-height="150%"/>
      <style:text-properties style:font-name="Liberation Serif1" fo:font-style="normal" fo:font-weight="normal" officeooo:rsid="02a258d9" officeooo:paragraph-rsid="02a258d9" style:font-style-asian="normal" style:font-weight-asian="normal" style:font-style-complex="normal" style:font-weight-complex="normal"/>
    </style:style>
    <style:style style:name="P29" style:family="paragraph" style:parent-style-name="Standard">
      <style:paragraph-properties fo:line-height="150%"/>
      <style:text-properties style:font-name="Liberation Serif1" fo:font-style="normal" fo:font-weight="normal" officeooo:rsid="02aa6eb2" officeooo:paragraph-rsid="02aa6eb2" style:font-style-asian="normal" style:font-weight-asian="normal" style:font-style-complex="normal" style:font-weight-complex="normal"/>
    </style:style>
    <style:style style:name="P30" style:family="paragraph" style:parent-style-name="Standard">
      <style:paragraph-properties fo:line-height="150%"/>
      <style:text-properties style:font-name="Liberation Serif1" fo:font-style="normal" fo:font-weight="normal" officeooo:rsid="029f7a55" officeooo:paragraph-rsid="029f7a55" style:font-style-asian="normal" style:font-weight-asian="normal" style:font-style-complex="normal" style:font-weight-complex="normal"/>
    </style:style>
    <style:style style:name="P31" style:family="paragraph" style:parent-style-name="Standard">
      <style:paragraph-properties fo:line-height="150%" fo:break-before="page"/>
      <style:text-properties style:font-name="Liberation Serif1" fo:font-style="normal" fo:font-weight="normal" officeooo:rsid="02aa6eb2" officeooo:paragraph-rsid="02aa6eb2" style:font-style-asian="normal" style:font-weight-asian="normal" style:font-style-complex="normal" style:font-weight-complex="normal"/>
    </style:style>
    <style:style style:name="P32" style:family="paragraph" style:parent-style-name="Heading_20_2">
      <style:text-properties officeooo:rsid="029f0913" officeooo:paragraph-rsid="029f0913"/>
    </style:style>
    <style:style style:name="P33"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34" style:family="paragraph" style:parent-style-name="Heading_20_1" style:master-page-name="Standard">
      <style:paragraph-properties style:page-number="auto" fo:break-before="page"/>
      <style:text-properties officeooo:rsid="029cf16f" officeooo:paragraph-rsid="029cf16f"/>
    </style:style>
    <style:style style:name="P35" style:family="paragraph" style:parent-style-name="Heading_20_3">
      <style:text-properties officeooo:rsid="02a169ef" officeooo:paragraph-rsid="02a169ef"/>
    </style:style>
    <style:style style:name="P36" style:family="paragraph" style:parent-style-name="Heading_20_3">
      <style:text-properties officeooo:rsid="02a499d4" officeooo:paragraph-rsid="02a499d4"/>
    </style:style>
    <style:style style:name="P37" style:family="paragraph" style:parent-style-name="Heading_20_3">
      <style:text-properties officeooo:rsid="029f555b" officeooo:paragraph-rsid="029f555b"/>
    </style:style>
    <style:style style:name="P38" style:family="paragraph" style:parent-style-name="Heading_20_3">
      <style:paragraph-properties fo:break-before="page"/>
      <style:text-properties officeooo:rsid="02a3a3d9" officeooo:paragraph-rsid="02a3a3d9"/>
    </style:style>
    <style:style style:name="P39" style:family="paragraph" style:parent-style-name="Table_20_Contents">
      <style:text-properties style:font-name="Liberation Serif1"/>
    </style:style>
    <style:style style:name="P40" style:family="paragraph" style:parent-style-name="Table_20_Contents">
      <style:text-properties style:font-name="Liberation Serif1" officeooo:rsid="02aa6eb2" officeooo:paragraph-rsid="02aa6eb2"/>
    </style:style>
    <style:style style:name="P41" style:family="paragraph" style:parent-style-name="Table_20_Contents">
      <style:text-properties style:font-name="Liberation Serif1" officeooo:rsid="02aba835" officeooo:paragraph-rsid="02aba835"/>
    </style:style>
    <style:style style:name="P4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43" style:family="paragraph">
      <style:paragraph-properties fo:margin-left="0in" fo:margin-right="0in" fo:margin-top="0in" fo:margin-bottom="0in" fo:line-height="100%" fo:text-indent="0in"/>
    </style:style>
    <style:style style:name="P4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4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style:font-name="Liberation Serif1" fo:font-style="normal" fo:font-weight="normal" officeooo:rsid="02a6ae93" style:font-style-asian="normal" style:font-weight-asian="normal" style:font-style-complex="normal" style:font-weight-complex="normal"/>
    </style:style>
    <style:style style:name="T6" style:family="text">
      <style:text-properties officeooo:rsid="029f555b"/>
    </style:style>
    <style:style style:name="T7" style:family="text">
      <style:text-properties officeooo:rsid="029f7a55"/>
    </style:style>
    <style:style style:name="T8" style:family="text">
      <style:text-properties officeooo:rsid="02a169ef"/>
    </style:style>
    <style:style style:name="T9" style:family="text">
      <style:text-properties officeooo:rsid="02a258d9"/>
    </style:style>
    <style:style style:name="T10" style:family="text">
      <style:text-properties officeooo:rsid="02a3a3d9"/>
    </style:style>
    <style:style style:name="T11" style:family="text">
      <style:text-properties officeooo:rsid="02a499d4"/>
    </style:style>
    <style:style style:name="T12" style:family="text">
      <style:text-properties style:font-name="Liberation Sans2" style:font-name-asian="Noto Sans CJK SC" style:font-name-complex="Lohit Devanagari"/>
    </style:style>
    <style:style style:name="T13" style:family="text">
      <style:text-properties officeooo:rsid="02a4aa45"/>
    </style:style>
    <style:style style:name="T14" style:family="text">
      <style:text-properties officeooo:rsid="02a59def"/>
    </style:style>
    <style:style style:name="T15" style:family="text">
      <style:text-properties officeooo:rsid="02a9af68"/>
    </style:style>
    <style:style style:name="T16" style:family="text">
      <style:text-properties style:font-name="Liberation Serif1"/>
    </style:style>
    <style:style style:name="T17" style:family="text">
      <style:text-properties style:font-name="Liberation Serif1" fo:font-style="normal" fo:font-weight="normal" officeooo:rsid="02aa6eb2" style:font-style-asian="normal" style:font-weight-asian="normal" style:font-style-complex="normal" style:font-weight-complex="normal"/>
    </style:style>
    <style:style style:name="T18" style:family="text">
      <style:text-properties officeooo:rsid="02aba835"/>
    </style:style>
    <style:style style:name="T19"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draw:ole-draw-aspect="1"/>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style:run-through="foreground"/>
    </style:style>
    <style:style style:name="gr3" style:family="graphic" style:list-style-name="L35">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list-style-name="L36">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list-style-name="L3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list-style-name="L3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7" style:family="graphic" style:list-style-name="L39">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list-style-name="L40">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list-style-name="L4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list-style-name="L4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list-style-name="L4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12" style:family="graphic" style:list-style-name="L44">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 style:family="graphic" style:list-style-name="L45">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list-style-name="L46">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list-style-name="L4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list-style-name="L4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17" style:family="graphic" style:list-style-name="L49">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 style:family="graphic" style:list-style-name="L50">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list-style-name="L5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list-style-name="L5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list-style-name="L5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22" style:family="graphic" style:list-style-name="L54">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3" style:family="graphic" style:list-style-name="L55">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list-style-name="L56">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list-style-name="L5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list-style-name="L5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27" style:family="graphic" style:list-style-name="L59">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 style:family="graphic" style:list-style-name="L60">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list-style-name="L6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list-style-name="L6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list-style-name="L6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32" style:family="graphic" style:list-style-name="L64">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 style:family="graphic" style:list-style-name="L65">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 style:family="graphic" style:list-style-name="L66">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 style:family="graphic" style:list-style-name="L67">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6" style:family="graphic" style:list-style-name="L68">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 style:family="graphic" style:list-style-name="L6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38" style:family="graphic" style:list-style-name="L7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39" style:family="graphic" style:list-style-name="L7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40" style:family="graphic" style:list-style-name="L7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41" style:family="graphic" style:list-style-name="L7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42" style:family="graphic" style:list-style-name="L7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43" style:family="graphic" style:list-style-name="L7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44" style:family="graphic" style:list-style-name="L7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45" style:family="graphic" style:list-style-name="L7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list-style-name="L78">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list-style-name="L7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list-style-name="L8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49" style:family="graphic" style:list-style-name="L81">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0" style:family="graphic" style:list-style-name="L82">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list-style-name="L83">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list-style-name="L8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3" style:family="graphic" style:list-style-name="L85">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 style:family="graphic" style:list-style-name="L86">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list-style-name="L8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list-style-name="L8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7" style:family="graphic" style:list-style-name="L89">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8" style:family="graphic" style:list-style-name="L90">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list-style-name="L9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list-style-name="L9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1" style:family="graphic" style:list-style-name="L93">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2" style:family="graphic" style:list-style-name="L94">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list-style-name="L95">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list-style-name="L9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5" style:family="graphic" style:list-style-name="L97">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6" style:family="graphic" style:list-style-name="L98">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7" style:family="graphic" style:list-style-name="L9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list-style-name="L10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list-style-name="L101">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0" style:family="graphic" style:list-style-name="L102">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1" style:family="graphic" style:list-style-name="L103">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2" style:family="graphic" style:list-style-name="L104">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3" style:family="graphic" style:list-style-name="L105">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4" style:family="graphic" style:list-style-name="L10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75" style:family="graphic" style:list-style-name="L10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76" style:family="graphic" style:list-style-name="L10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77" style:family="graphic" style:list-style-name="L109">
      <style:graphic-properties draw:stroke="solid" svg:stroke-width="0.0398in" svg:stroke-color="#3465a4" draw:marker-start="" draw:marker-start-width="0.1965in" draw:marker-start-center="false" draw:marker-end="" draw:marker-end-width="0.1965in" draw:marker-end-center="false" draw:fill="none" draw:fill-color="#729fcf" draw:textarea-horizontal-align="justify" draw:textarea-vertical-align="middle" draw:auto-grow-height="false" fo:min-height="0.2953in" fo:min-width="0.1965in" fo:padding-top="0.0689in" fo:padding-bottom="0.0689in" fo:padding-left="0.1181in" fo:padding-right="0.1181in" draw:shadow="hidden" draw:shadow-offset-x="0.0783in" draw:shadow-offset-y="0.0783in" draw:shadow-color="#808080" style:run-through="foreground"/>
    </style:style>
    <style:style style:name="gr78" style:family="graphic" style:list-style-name="L110">
      <style:graphic-properties draw:stroke="solid" svg:stroke-width="0.0398in" svg:stroke-color="#3465a4" draw:marker-start="" draw:marker-start-width="0.1965in" draw:marker-start-center="false" draw:marker-end="" draw:marker-end-width="0.1965in" draw:marker-end-center="false" draw:fill="none" draw:fill-color="#729fcf" draw:textarea-horizontal-align="justify" draw:textarea-vertical-align="middle" draw:auto-grow-height="false" fo:min-height="0.2953in" fo:min-width="0.1965in" fo:padding-top="0.0689in" fo:padding-bottom="0.0689in" fo:padding-left="0.1181in" fo:padding-right="0.1181in" draw:shadow="hidden" draw:shadow-offset-x="0.0783in" draw:shadow-offset-y="0.0783in" draw:shadow-color="#808080" style:run-through="foreground"/>
    </style:style>
    <style:style style:name="gr79" style:family="graphic" style:list-style-name="L111">
      <style:graphic-properties draw:stroke="solid" svg:stroke-width="0.0398in" svg:stroke-color="#3465a4" draw:marker-start="" draw:marker-start-width="0.1965in" draw:marker-start-center="false" draw:marker-end="" draw:marker-end-width="0.1965in" draw:marker-end-center="false" draw:fill="none" draw:fill-color="#729fcf" draw:textarea-horizontal-align="justify" draw:textarea-vertical-align="middle" draw:auto-grow-height="false" fo:min-height="0.2953in" fo:min-width="0.1965in" fo:padding-top="0.0689in" fo:padding-bottom="0.0689in" fo:padding-left="0.1181in" fo:padding-right="0.1181in" draw:shadow="hidden" draw:shadow-offset-x="0.0783in" draw:shadow-offset-y="0.0783in" draw:shadow-color="#808080" style:run-through="foreground"/>
    </style:style>
    <style:style style:name="gr80" style:family="graphic" style:list-style-name="L112">
      <style:graphic-properties draw:stroke="solid" svg:stroke-width="0.0398in" svg:stroke-color="#3465a4" draw:marker-start="" draw:marker-start-width="0.1965in" draw:marker-start-center="false" draw:marker-end="" draw:marker-end-width="0.1965in" draw:marker-end-center="false" draw:fill="none" draw:fill-color="#729fcf" draw:textarea-horizontal-align="justify" draw:textarea-vertical-align="middle" draw:auto-grow-height="false" fo:min-height="0.2953in" fo:min-width="0.1965in" fo:padding-top="0.0689in" fo:padding-bottom="0.0689in" fo:padding-left="0.1181in" fo:padding-right="0.1181in" draw:shadow="hidden" draw:shadow-offset-x="0.0783in" draw:shadow-offset-y="0.0783in" draw:shadow-color="#808080" style:run-through="foreground"/>
    </style:style>
    <style:style style:name="gr81" style:family="graphic" style:list-style-name="L113">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82" style:family="graphic" style:list-style-name="L114">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83" style:family="graphic" style:list-style-name="L115">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84" style:family="graphic" style:list-style-name="L116">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85" style:family="graphic" style:list-style-name="L11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86" style:family="graphic" style:list-style-name="L11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87" style:family="graphic" style:list-style-name="L11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88" style:family="graphic" style:list-style-name="L12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89" style:family="graphic" style:list-style-name="L12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90" style:family="graphic" style:list-style-name="L12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91" style:family="graphic" style:list-style-name="L12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92" style:family="graphic" style:list-style-name="L124">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3" style:family="graphic" style:list-style-name="L125">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4" style:family="graphic" style:list-style-name="L12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5" style:family="graphic" style:list-style-name="L127">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6" style:family="graphic" style:list-style-name="L128">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7" style:family="graphic" style:list-style-name="L12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8" style:family="graphic" style:list-style-name="L13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9" style:family="graphic" style:list-style-name="L131">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 style:family="graphic" style:list-style-name="L13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101" style:family="graphic" style:list-style-name="L13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102" style:family="graphic" style:list-style-name="L13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103" style:family="graphic" style:list-style-name="L135">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104" style:family="graphic" style:list-style-name="L136">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05" style:family="graphic" style:list-style-name="L137">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06" style:family="graphic" style:list-style-name="L138">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7" style:family="graphic" style:list-style-name="L13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108" style:family="graphic" style:list-style-name="L14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109" style:family="graphic" style:list-style-name="L14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110" style:family="graphic" style:list-style-name="L14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Table of Contents</text:p>
          </text:index-title>
          <text:p text:style-name="P22"><text:a xlink:type="simple" xlink:href="#__RefHeading__833_791462310" text:style-name="Index_20_Link" text:visited-style-name="Index_20_Link"><text:s/>1 Corriente alterna (ca, AC)<text:tab/>2</text:a></text:p>
          <text:p text:style-name="P23"><text:a xlink:type="simple" xlink:href="#__RefHeading__836_791462310" text:style-name="Index_20_Link" text:visited-style-name="Index_20_Link"><text:s/>1.1 Corriente alterna monofásica<text:tab/>3</text:a></text:p>
          <text:p text:style-name="P24"><text:a xlink:type="simple" xlink:href="#__RefHeading__836_79146231011" text:style-name="Index_20_Link" text:visited-style-name="Index_20_Link"><text:s/>1.1.1 Grados y radianes<text:tab/>4</text:a></text:p>
          <text:p text:style-name="P24"><text:a xlink:type="simple" xlink:href="#__RefHeading__301_1636967065" text:style-name="Index_20_Link" text:visited-style-name="Index_20_Link"><text:s/>1.1.2 Ciclo y frecuencia<text:tab/>6</text:a></text:p>
          <text:p text:style-name="P24"><text:a xlink:type="simple" xlink:href="#__RefHeading__303_1636967065" text:style-name="Index_20_Link" text:visited-style-name="Index_20_Link"><text:s/>1.1.3 Velocidad angular ω<text:tab/>6</text:a></text:p>
          <text:p text:style-name="P24"><text:a xlink:type="simple" xlink:href="#__RefHeading__836_7914623101" text:style-name="Index_20_Link" text:visited-style-name="Index_20_Link"><text:s/>1.1.4 Seno y coseno<text:tab/>7</text:a></text:p>
        </text:index-body>
      </text:table-of-content>
      <text:h text:style-name="P33" text:outline-level="1"/>
      <text:h text:style-name="P34" text:outline-level="1"><text:bookmark-start text:name="__RefHeading__833_791462310"/>Corriente alterna (ca, AC)<text:bookmark-end text:name="__RefHeading__833_791462310"/></text:h>
      <text:p text:style-name="P15">A diferencia de la corriente continua, la corriente alterna cambia de dirección . Esto significa que no <text:s/>existe un polo negativo y otro positivo.</text:p>
      <text:p text:style-name="P16">Los generadores de corriente alterna están compuestos, en el caso más simpe, de una parte fija, llamda estator, <text:span text:style-name="T8">que crea un campo magnético</text:span>, y una parte móvil, llamada rotor, que es una bobina. El rotor gira dentro del campo magnético creado por el estator. Esto causa un moviniento de electrones en la bobina del rotor, produciendo una tensión en los extremos de la bobina. Visto desde la bobina, lo que gira es el campo magnético. Los cambios de dirección del campo magnético causan una tensión que, al igual que el campo magnético, continuamente cambia de polaridad en los contactos de la bobina.</text:p>
      <text:p text:style-name="P14"><draw:frame draw:style-name="fr1" draw:name="Image15" text:anchor-type="paragraph" svg:width="4.7909in" svg:height="4.7634in" draw:z-index="0"><draw:image xlink:href="Pictures/100002010000015900000157C4487295.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Respecto a la cc, la ca tiene la ventaja, de que es posible varíar su tensión e intensidad, mediante unas máquinas relativamente simples, llamadas transformadores. Esto facilita el transporte de la energía eléctrica. Por este motivo, las redes de distribución de la energía eléctrica suministran ca. </text:p>
      <text:p text:style-name="P18"/>
      <text:h text:style-name="P32" text:outline-level="2"><text:bookmark-start text:name="__RefHeading__836_791462310"/>Corriente alterna monofásica<text:bookmark-end text:name="__RefHeading__836_791462310"/></text:h>
      <text:p text:style-name="P4">La corriente alterna de red tiene forma senoidal. Esto significa, que en el gráfico de la corriente, en función del tiempo, la curva de corriente se describe matemáticamente con la siguiente fórmula:</text:p>
      <text:p text:style-name="P4"><draw:frame draw:style-name="fr2" draw:name="Object1" text:anchor-type="as-char" svg:y="-0.1661in" svg:width="1.111in" svg:height="0.2138in" draw:z-index="1"><draw:object xlink:href="./Object 1" xlink:type="simple" xlink:show="embed" xlink:actuate="onLoad"/><draw:image xlink:href="./ObjectReplacements/Object 1" xlink:type="simple" xlink:show="embed" xlink:actuate="onLoad"/></draw:frame></text:p>
      <text:p text:style-name="P4"/>
      <text:p text:style-name="P3"><text:span text:style-name="T6"><draw:frame draw:style-name="fr2" draw:name="Object2" text:anchor-type="as-char" svg:y="-0.1661in" svg:width="0.1583in" svg:height="0.202in" draw:z-index="36"><draw:object xlink:href="./Object 2" xlink:type="simple" xlink:show="embed" xlink:actuate="onLoad"/><draw:image xlink:href="./ObjectReplacements/Object 2" xlink:type="simple" xlink:show="embed" xlink:actuate="onLoad"/></draw:frame></text:span><text:span text:style-name="T6">es el valor máximo, cresta o pico</text:span></text:p>
      <text:p text:style-name="P3"><draw:frame draw:style-name="fr2" draw:name="Object3" text:anchor-type="as-char" svg:y="-0.1484in" svg:width="0.2008in" svg:height="0.1846in" draw:z-index="2"><draw:object xlink:href="./Object 3" xlink:type="simple" xlink:show="embed" xlink:actuate="onLoad"/><draw:image xlink:href="./ObjectReplacements/Object 3" xlink:type="simple" xlink:show="embed" xlink:actuate="onLoad"/><svg:desc>formula</svg:desc></draw:frame><text:span text:style-name="T6">es la velocida angular en radianes entre segundo</text:span><text:span text:style-name="T6"><draw:frame draw:style-name="fr2" draw:name="Object4" text:anchor-type="as-char" svg:y="-0.2437in" svg:width="0.3535in" svg:height="0.3929in" draw:z-index="3"><draw:object xlink:href="./Object 4" xlink:type="simple" xlink:show="embed" xlink:actuate="onLoad"/><draw:image xlink:href="./ObjectReplacements/Object 4" xlink:type="simple" xlink:show="embed" xlink:actuate="onLoad"/></draw:frame></text:span></text:p>
      <text:p text:style-name="P3"><draw:frame draw:style-name="fr2" draw:name="Object5" text:anchor-type="as-char" svg:y="-0.1484in" svg:width="0.1374in" svg:height="0.1846in" draw:z-index="4"><draw:object xlink:href="./Object 5" xlink:type="simple" xlink:show="embed" xlink:actuate="onLoad"/><draw:image xlink:href="./ObjectReplacements/Object 5" xlink:type="simple" xlink:show="embed" xlink:actuate="onLoad"/><svg:desc>formula</svg:desc></draw:frame><text:span text:style-name="T6">es el tiempo en segundos</text:span></text:p>
      <text:p text:style-name="P3"/>
      <text:p text:style-name="P19"/>
      <text:h text:style-name="P35" text:outline-level="3"><text:bookmark-start text:name="__RefHeading__836_79146231011"/>Grados y radianes<text:bookmark-end text:name="__RefHeading__836_79146231011"/></text:h>
      <text:p text:style-name="P7">Si se observa un <text:span text:style-name="T9">punto, girando en contra del sentido de las agujas del reloj, sobre un círculo,se puede determinar su posición, indicando el radio del círculo y el ángulo entre el eje horizontal y el radio entre el origen y el punto.</text:span> </text:p>
      <text:p text:style-name="P7"><draw:g text:anchor-type="paragraph" draw:z-index="37" draw:style-name="gr1"><draw:g draw:style-name="gr2"><draw:line draw:style-name="gr3" draw:text-style-name="P42" svg:x1="-0.0004in" svg:y1="1.7402in" svg:x2="3.189in" svg:y2="1.7402in"><text:p/></draw:line><draw:line draw:style-name="gr4" draw:text-style-name="P42" svg:x1="1.5941in" svg:y1="3.335in" svg:x2="1.5941in" svg:y2="0.1457in"><text:p/></draw:line><draw:line draw:style-name="gr5" draw:text-style-name="P42" svg:x1="1.5941in" svg:y1="1.7402in" svg:x2="2.6177in" svg:y2="1.1496in"><text:p/></draw:line><draw:frame draw:style-name="gr6" draw:text-style-name="P44" svg:width="0.5512in" svg:height="0.2913in" svg:x="1.8307in" svg:y="1.5035in"><draw:text-box><text:p text:style-name="P43"><text:span text:style-name="T19">30º</text:span></text:p></draw:text-box></draw:frame><draw:custom-shape draw:style-name="gr7" draw:text-style-name="P42" svg:width="2.3622in" svg:height="2.363in" svg:x="0.4134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 draw:text-style-name="P42" svg:x1="3.4252in" svg:y1="1.7402in" svg:x2="6.6146in" svg:y2="1.7402in"><text:p/></draw:line><draw:line draw:style-name="gr9" draw:text-style-name="P42" svg:x1="5.0193in" svg:y1="3.335in" svg:x2="5.0193in" svg:y2="0.1457in"><text:p/></draw:line><draw:line draw:style-name="gr10" draw:text-style-name="P42" svg:x1="5.0193in" svg:y1="1.7402in" svg:x2="5.6102in" svg:y2="0.7165in"><text:p/></draw:line><draw:frame draw:style-name="gr11" draw:text-style-name="P44" svg:width="0.5516in" svg:height="0.2913in" svg:x="5.2555in" svg:y="1.5035in"><draw:text-box><text:p text:style-name="P43"><text:span text:style-name="T19">60º</text:span></text:p></draw:text-box></draw:frame><draw:custom-shape draw:style-name="gr12" draw:text-style-name="P42"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3" draw:text-style-name="P42" svg:x1="-0.0004in" svg:y1="5.2441in" svg:x2="3.189in" svg:y2="5.2441in"><text:p/></draw:line><draw:line draw:style-name="gr14" draw:text-style-name="P42" svg:x1="1.5941in" svg:y1="6.839in" svg:x2="1.5941in" svg:y2="3.6496in"><text:p/></draw:line><draw:line draw:style-name="gr15" draw:text-style-name="P42" svg:x1="1.5945in" svg:y1="5.2437in" svg:x2="1.0035in" svg:y2="4.2205in"><text:p/></draw:line><draw:frame draw:style-name="gr16" draw:text-style-name="P44" svg:width="0.5516in" svg:height="0.2913in" svg:x="1.4764in" svg:y="4.9681in"><draw:text-box><text:p text:style-name="P43"><text:span text:style-name="T19">120º</text:span></text:p></draw:text-box></draw:frame><draw:custom-shape draw:style-name="gr17" draw:text-style-name="P42" svg:width="2.3622in" svg:height="2.363in" svg:x="0.4134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8" draw:text-style-name="P42" svg:x1="3.4252in" svg:y1="5.2441in" svg:x2="6.6146in" svg:y2="5.2441in"><text:p/></draw:line><draw:line draw:style-name="gr19" draw:text-style-name="P42" svg:x1="5.0193in" svg:y1="6.839in" svg:x2="5.0193in" svg:y2="3.6496in"><text:p/></draw:line><draw:line draw:style-name="gr20" draw:text-style-name="P42" svg:x1="4.9996in" svg:y1="5.2248in" svg:x2="3.976in" svg:y2="4.6339in"><text:p/></draw:line><draw:frame draw:style-name="gr21" draw:text-style-name="P44" svg:width="0.5516in" svg:height="0.2913in" svg:x="4.8618in" svg:y="4.9291in"><draw:text-box><text:p text:style-name="P43"><text:span text:style-name="T19">150º</text:span></text:p></draw:text-box></draw:frame><draw:custom-shape draw:style-name="gr22" draw:text-style-name="P42" svg:width="2.3634in" svg:height="2.363in" svg:x="3.8382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42" svg:x1="-0.0004in" svg:y1="1.7402in" svg:x2="3.189in" svg:y2="1.7402in"><text:p/></draw:line><draw:line draw:style-name="gr24" draw:text-style-name="P42" svg:x1="1.5941in" svg:y1="3.335in" svg:x2="1.5941in" svg:y2="0.1457in"><text:p/></draw:line><draw:line draw:style-name="gr25" draw:text-style-name="P42" svg:x1="1.5941in" svg:y1="1.7402in" svg:x2="2.6177in" svg:y2="1.1496in"><text:p/></draw:line><draw:frame draw:style-name="gr26" draw:text-style-name="P44" svg:width="0.5512in" svg:height="0.2913in" svg:x="1.8307in" svg:y="1.5035in"><draw:text-box><text:p text:style-name="P43"><text:span text:style-name="T19">30º</text:span></text:p></draw:text-box></draw:frame><draw:custom-shape draw:style-name="gr27" draw:text-style-name="P42" svg:width="2.3622in" svg:height="2.363in" svg:x="0.4134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42" svg:x1="3.4252in" svg:y1="1.7402in" svg:x2="6.6146in" svg:y2="1.7402in"><text:p/></draw:line><draw:line draw:style-name="gr29" draw:text-style-name="P42" svg:x1="5.0193in" svg:y1="3.335in" svg:x2="5.0193in" svg:y2="0.1457in"><text:p/></draw:line><draw:line draw:style-name="gr30" draw:text-style-name="P42" svg:x1="5.0193in" svg:y1="1.7402in" svg:x2="5.6102in" svg:y2="0.7165in"><text:p/></draw:line><draw:frame draw:style-name="gr31" draw:text-style-name="P44" svg:width="0.5516in" svg:height="0.2913in" svg:x="5.2555in" svg:y="1.5035in"><draw:text-box><text:p text:style-name="P43"><text:span text:style-name="T19">60º</text:span></text:p></draw:text-box></draw:frame><draw:custom-shape draw:style-name="gr32" draw:text-style-name="P42"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 draw:text-style-name="P42" svg:width="0.0787in" svg:height="0.0787in" svg:x="2.5783in" svg:y="1.1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42" svg:width="0.0803in" svg:height="0.0803in" svg:x="5.5709in" svg:y="0.6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42" svg:width="0.0795in" svg:height="0.0787in" svg:x="0.9654in" svg:y="4.1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42" svg:width="0.0787in" svg:height="0.0795in" svg:x="3.9575in" svg:y="4.6154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37" draw:text-style-name="P44" svg:width="0.276in" svg:height="0.2913in" svg:x="2.9165in" svg:y="1.75in"><draw:text-box><text:p text:style-name="P43"><text:span text:style-name="T19">x</text:span></text:p></draw:text-box></draw:frame><draw:frame draw:style-name="gr38" draw:text-style-name="P44" svg:width="0.2752in" svg:height="0.2913in" svg:x="1.3028in" svg:y="0.0965in"><draw:text-box><text:p text:style-name="P43"><text:span text:style-name="T19">y</text:span></text:p></draw:text-box></draw:frame><draw:frame draw:style-name="gr39" draw:text-style-name="P44" svg:width="0.276in" svg:height="0.2913in" svg:x="4.728in" svg:y="0.0972in"><draw:text-box><text:p text:style-name="P43"><text:span text:style-name="T19">y</text:span></text:p></draw:text-box></draw:frame><draw:frame draw:style-name="gr40" draw:text-style-name="P44" svg:width="0.276in" svg:height="0.2913in" svg:x="6.3811in" svg:y="1.75in"><draw:text-box><text:p text:style-name="P43"><text:span text:style-name="T19">x</text:span></text:p></draw:text-box></draw:frame><draw:frame draw:style-name="gr41" draw:text-style-name="P44" svg:width="0.276in" svg:height="0.2913in" svg:x="6.3811in" svg:y="5.2539in"><draw:text-box><text:p text:style-name="P43"><text:span text:style-name="T19">x</text:span></text:p></draw:text-box></draw:frame><draw:frame draw:style-name="gr42" draw:text-style-name="P44" svg:width="0.276in" svg:height="0.2913in" svg:x="2.9165in" svg:y="5.2547in"><draw:text-box><text:p text:style-name="P43"><text:span text:style-name="T19">x</text:span></text:p></draw:text-box></draw:frame><draw:frame draw:style-name="gr43" draw:text-style-name="P44" svg:width="0.2752in" svg:height="0.2913in" svg:x="1.3028in" svg:y="3.5618in"><draw:text-box><text:p text:style-name="P43"><text:span text:style-name="T19">y</text:span></text:p></draw:text-box></draw:frame><draw:frame draw:style-name="gr44" draw:text-style-name="P44" svg:width="0.276in" svg:height="0.2913in" svg:x="4.728in" svg:y="3.5618in"><draw:text-box><text:p text:style-name="P43"><text:span text:style-name="T19">y</text:span></text:p></draw:text-box></draw:frame></draw:g></text:p>
      <text:p text:style-name="P7"/>
      <text:p text:style-name="P7"/>
      <text:p text:style-name="P7"/>
      <text:p text:style-name="P7"/>
      <text:p text:style-name="P7"/>
      <text:p text:style-name="P7"/>
      <text:p text:style-name="P7"/>
      <text:p text:style-name="P7"/>
      <text:p text:style-name="P7"/>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Al giro completo del punto alrededor del circulo le corresponden 360º. </text:p>
      <text:p text:style-name="P20">El ángulo también se puede expresar en la distancia que el punto recorre sobre la línea del círculo. Esta medida se llama radián, tomando la medida del radio como 1.</text:p>
      <text:p text:style-name="P8">El perímetro de un circulo <draw:frame draw:style-name="fr2" draw:name="Object6" text:anchor-type="as-char" svg:y="-0.1484in" svg:width="0.7035in" svg:height="0.1839in" draw:z-index="5"><draw:object xlink:href="./Object 6" xlink:type="simple" xlink:show="embed" xlink:actuate="onLoad"/><draw:image xlink:href="./ObjectReplacements/Object 6" xlink:type="simple" xlink:show="embed" xlink:actuate="onLoad"/></draw:frame>, corresponde a 360º. <text:span text:style-name="T10">Por tanto, las fracciones del círculo en radianes, se calculan </text:span><text:span text:style-name="T10"><draw:frame draw:style-name="fr2" draw:name="Object7" text:anchor-type="as-char" svg:y="-0.2437in" svg:width="0.7398in" svg:height="0.3945in" draw:z-index="6"><draw:object xlink:href="./Object 7" xlink:type="simple" xlink:show="embed" xlink:actuate="onLoad"/><draw:image xlink:href="./ObjectReplacements/Object 7" xlink:type="simple" xlink:show="embed" xlink:actuate="onLoad"/></draw:frame></text:span><text:span text:style-name="T10">.</text:span></text:p>
      <text:p text:style-name="P8"><draw:g text:anchor-type="paragraph" draw:z-index="38" draw:style-name="gr1"><draw:g draw:style-name="gr2"><draw:line draw:style-name="gr45" draw:text-style-name="P42" svg:x1="-0.0004in" svg:y1="1.7736in" svg:x2="3.189in" svg:y2="1.7736in"><text:p/></draw:line><draw:line draw:style-name="gr46" draw:text-style-name="P42" svg:x1="1.5941in" svg:y1="3.3685in" svg:x2="1.5941in" svg:y2="0.1791in"><text:p/></draw:line><draw:line draw:style-name="gr47" draw:text-style-name="P42" svg:x1="1.5941in" svg:y1="1.7732in" svg:x2="2.6177in" svg:y2="1.1827in"><text:p/></draw:line><draw:frame draw:style-name="gr48" draw:text-style-name="P44" svg:width="0.3161in" svg:height="0.2913in" svg:x="1.5154in" svg:y="0.3563in"><draw:text-box><text:p text:style-name="P43"><text:span text:style-name="T19">1</text:span></text:p></draw:text-box></draw:frame><draw:custom-shape draw:style-name="gr49" draw:text-style-name="P42" svg:width="2.3622in" svg:height="2.363in" svg:x="0.4134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0" draw:text-style-name="P42" svg:x1="3.4252in" svg:y1="1.7736in" svg:x2="6.6146in" svg:y2="1.7736in"><text:p/></draw:line><draw:line draw:style-name="gr51" draw:text-style-name="P42" svg:x1="5.0193in" svg:y1="3.3685in" svg:x2="5.0193in" svg:y2="0.1791in"><text:p/></draw:line><draw:line draw:style-name="gr52" draw:text-style-name="P42" svg:x1="5.0193in" svg:y1="1.7736in" svg:x2="5.6102in" svg:y2="0.75in"><text:p/></draw:line><draw:custom-shape draw:style-name="gr53" draw:text-style-name="P42" svg:width="2.3634in" svg:height="2.363in" svg:x="3.838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4" draw:text-style-name="P42" svg:x1="-0.0004in" svg:y1="5.2772in" svg:x2="3.189in" svg:y2="5.2772in"><text:p/></draw:line><draw:line draw:style-name="gr55" draw:text-style-name="P42" svg:x1="1.5941in" svg:y1="6.872in" svg:x2="1.5941in" svg:y2="3.6827in"><text:p/></draw:line><draw:line draw:style-name="gr56" draw:text-style-name="P42" svg:x1="1.5945in" svg:y1="5.2768in" svg:x2="1.0035in" svg:y2="4.2535in"><text:p/></draw:line><draw:custom-shape draw:style-name="gr57" draw:text-style-name="P42" svg:width="2.3622in" svg:height="2.3622in" svg:x="0.4134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8" draw:text-style-name="P42" svg:x1="3.4252in" svg:y1="5.2772in" svg:x2="6.6146in" svg:y2="5.2772in"><text:p/></draw:line><draw:line draw:style-name="gr59" draw:text-style-name="P42" svg:x1="5.0193in" svg:y1="6.872in" svg:x2="5.0193in" svg:y2="3.6827in"><text:p/></draw:line><draw:line draw:style-name="gr60" draw:text-style-name="P42" svg:x1="4.9996in" svg:y1="5.2583in" svg:x2="3.976in" svg:y2="4.6673in"><text:p/></draw:line><draw:custom-shape draw:style-name="gr61" draw:text-style-name="P42" svg:width="2.3634in" svg:height="2.3622in" svg:x="3.8382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2" draw:text-style-name="P42" svg:x1="-0.0004in" svg:y1="1.7736in" svg:x2="3.189in" svg:y2="1.7736in"><text:p/></draw:line><draw:line draw:style-name="gr63" draw:text-style-name="P42" svg:x1="1.5941in" svg:y1="3.3685in" svg:x2="1.5941in" svg:y2="0.1791in"><text:p/></draw:line><draw:line draw:style-name="gr64" draw:text-style-name="P42" svg:x1="1.5941in" svg:y1="1.7732in" svg:x2="2.6177in" svg:y2="1.1827in"><text:p/></draw:line><draw:custom-shape draw:style-name="gr65" draw:text-style-name="P42" svg:width="2.3622in" svg:height="2.363in" svg:x="0.4134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6" draw:text-style-name="P42" svg:x1="3.4252in" svg:y1="1.7736in" svg:x2="6.6146in" svg:y2="1.7736in"><text:p/></draw:line><draw:line draw:style-name="gr67" draw:text-style-name="P42" svg:x1="5.0193in" svg:y1="3.3685in" svg:x2="5.0193in" svg:y2="0.1791in"><text:p/></draw:line><draw:line draw:style-name="gr68" draw:text-style-name="P42" svg:x1="5.0193in" svg:y1="1.7736in" svg:x2="5.6102in" svg:y2="0.75in"><text:p/></draw:line><draw:custom-shape draw:style-name="gr69" draw:text-style-name="P42" svg:width="2.3634in" svg:height="2.363in" svg:x="3.838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0" draw:text-style-name="P42" svg:width="0.0787in" svg:height="0.0787in" svg:x="2.5783in" svg:y="1.1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42" svg:width="0.0803in" svg:height="0.0803in" svg:x="5.5709in" svg:y="0.7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2" draw:text-style-name="P42" svg:width="0.0795in" svg:height="0.0795in" svg:x="0.9654in" svg:y="4.2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3" draw:text-style-name="P42" svg:width="0.0787in" svg:height="0.0795in" svg:x="3.9575in" svg:y="4.6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4" draw:text-style-name="P44" svg:width="0.3543in" svg:height="0.2913in" svg:x="1.5154in" svg:y="2.9154in"><draw:text-box><text:p text:style-name="P43"><text:span text:style-name="T19">-1</text:span></text:p></draw:text-box></draw:frame><draw:frame draw:style-name="gr75" draw:text-style-name="P44" svg:width="0.3543in" svg:height="0.2913in" svg:x="0.1772in" svg:y="1.5382in"><draw:text-box><text:p text:style-name="P43"><text:span text:style-name="T19">-1</text:span></text:p></draw:text-box></draw:frame><draw:frame draw:style-name="gr76" draw:text-style-name="P44" svg:width="0.3161in" svg:height="0.2913in" svg:x="2.6965in" svg:y="1.5382in"><draw:text-box><text:p text:style-name="P43"><text:span text:style-name="T19">1</text:span></text:p></draw:text-box></draw:frame><draw:custom-shape draw:style-name="gr77" draw:text-style-name="P42" svg:width="2.3622in" svg:height="2.363in" svg:x="0.4134in" svg:y="0.5921in"><text:p/><draw:enhanced-geometry draw:glue-point-type="segments" draw:type="mso-spt100" draw:modifiers="0.385412884035095 -30.437197562075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78" draw:text-style-name="P42" svg:width="2.363in" svg:height="2.3634in" svg:x="3.839in" svg:y="0.5921in"><text:p/><draw:enhanced-geometry draw:glue-point-type="segments" draw:type="mso-spt100" draw:modifiers="0.385412884035095 -59.446840187463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79" draw:text-style-name="P42" svg:width="2.3634in" svg:height="2.363in" svg:x="0.4138in" svg:y="4.0972in"><text:p/><draw:enhanced-geometry draw:glue-point-type="segments" draw:type="mso-spt100" draw:modifiers="0.385412884035095 -120.232551558426"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80" draw:text-style-name="P42" svg:width="2.3622in" svg:height="2.3634in" svg:x="3.8398in" svg:y="4.0972in"><text:p/><draw:enhanced-geometry draw:glue-point-type="segments" draw:type="mso-spt100" draw:modifiers="0.385412884035095 -150.15791984892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81" draw:text-style-name="P45" svg:width="0.2161in" svg:height="0.3949in" svg:x="2.4465in" svg:y="1.3366in"><draw:image xlink:href="Pictures/2000001F00000222000003E604E4ECF2.svm" xlink:type="simple" xlink:show="embed" xlink:actuate="onLoad"><text:p/></draw:image></draw:frame><draw:frame draw:style-name="gr82" draw:text-style-name="P45" svg:width="0.6362in" svg:height="0.3953in" svg:x="5.3992in" svg:y="1.3366in"><draw:image xlink:href="Pictures/2000004B0000063C000003E62C34B911.svm" xlink:type="simple" xlink:show="embed" xlink:actuate="onLoad"><text:p/></draw:image></draw:frame><draw:frame draw:style-name="gr83" draw:text-style-name="P45" svg:width="0.7921in" svg:height="0.3953in" svg:x="1.6201in" svg:y="4.6445in"><draw:image xlink:href="Pictures/20000059000007BA000003E64FA6C2B7.svm" xlink:type="simple" xlink:show="embed" xlink:actuate="onLoad"><text:p/></draw:image></draw:frame><draw:frame draw:style-name="gr84" draw:text-style-name="P45" svg:width="0.3614in" svg:height="0.3949in" svg:x="5.1638in" svg:y="4.6449in"><draw:image xlink:href="Pictures/2000002D0000038A000003E6286BE807.svm" xlink:type="simple" xlink:show="embed" xlink:actuate="onLoad"><text:p/></draw:image></draw:frame></draw:g><draw:frame draw:style-name="gr85" draw:text-style-name="P44" svg:width="0.276in" svg:height="0.2913in" svg:x="1.3102in" svg:y="0.0965in"><draw:text-box><text:p text:style-name="P43"><text:span text:style-name="T19">y</text:span></text:p></draw:text-box></draw:frame><draw:frame draw:style-name="gr86" draw:text-style-name="P44" svg:width="0.276in" svg:height="0.2913in" svg:x="2.9252in" svg:y="1.75in"><draw:text-box><text:p text:style-name="P43"><text:span text:style-name="T19">x</text:span></text:p></draw:text-box></draw:frame><draw:frame draw:style-name="gr87" draw:text-style-name="P44" svg:width="0.276in" svg:height="0.2913in" svg:x="6.3898in" svg:y="1.75in"><draw:text-box><text:p text:style-name="P43"><text:span text:style-name="T19">x</text:span></text:p></draw:text-box></draw:frame><draw:frame draw:style-name="gr88" draw:text-style-name="P44" svg:width="0.276in" svg:height="0.2913in" svg:x="4.7362in" svg:y="0.0972in"><draw:text-box><text:p text:style-name="P43"><text:span text:style-name="T19">y</text:span></text:p></draw:text-box></draw:frame><draw:frame draw:style-name="gr89" draw:text-style-name="P44" svg:width="0.276in" svg:height="0.2913in" svg:x="4.7362in" svg:y="3.6012in"><draw:text-box><text:p text:style-name="P43"><text:span text:style-name="T19">y</text:span></text:p></draw:text-box></draw:frame><draw:frame draw:style-name="gr90" draw:text-style-name="P44" svg:width="0.276in" svg:height="0.2913in" svg:x="2.9252in" svg:y="5.2539in"><draw:text-box><text:p text:style-name="P43"><text:span text:style-name="T19">x</text:span></text:p></draw:text-box></draw:frame><draw:frame draw:style-name="gr91" draw:text-style-name="P44" svg:width="0.276in" svg:height="0.2913in" svg:x="6.3898in" svg:y="5.2539in"><draw:text-box><text:p text:style-name="P43"><text:span text:style-name="T19">x</text:span></text:p></draw:text-box></draw:frame></draw: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38" text:outline-level="3"><text:bookmark-start text:name="__RefHeading__301_1636967065"/>Ciclo <text:span text:style-name="T11">y frecuencia</text:span><text:bookmark-end text:name="__RefHeading__301_1636967065"/></text:h>
      <text:p text:style-name="P9">Cada giro completo que hace el punto se llama un ciclo.</text:p>
      <text:p text:style-name="P9">El tiempo que el punto necesita para hacer un giro completo se llama periodo<draw:frame draw:style-name="fr2" draw:name="Object8" text:anchor-type="as-char" svg:y="-0.1484in" svg:width="0.1898in" svg:height="0.1839in" draw:z-index="7"><draw:object xlink:href="./Object 8" xlink:type="simple" xlink:show="embed" xlink:actuate="onLoad"/><draw:image xlink:href="./ObjectReplacements/Object 8" xlink:type="simple" xlink:show="embed" xlink:actuate="onLoad"/></draw:frame>.</text:p>
      <text:p text:style-name="P9">Si el punto necesita 3 segundos en hacer un giro, <text:s/><draw:frame draw:style-name="fr2" draw:name="Object9" text:anchor-type="as-char" svg:y="-0.1484in" svg:width="0.5063in" svg:height="0.1846in" draw:z-index="8"><draw:object xlink:href="./Object 9" xlink:type="simple" xlink:show="embed" xlink:actuate="onLoad"/><draw:image xlink:href="./ObjectReplacements/Object 9" xlink:type="simple" xlink:show="embed" xlink:actuate="onLoad"/></draw:frame>, mientras que si necesita 0,5 segundos, su periodo es<draw:frame draw:style-name="fr2" draw:name="Object10" text:anchor-type="as-char" svg:y="-0.1484in" svg:width="0.6327in" svg:height="0.1846in" draw:z-index="9"><draw:object xlink:href="./Object 10" xlink:type="simple" xlink:show="embed" xlink:actuate="onLoad"/><draw:image xlink:href="./ObjectReplacements/Object 10" xlink:type="simple" xlink:show="embed" xlink:actuate="onLoad"/><svg:desc>formula</svg:desc></draw:frame>.</text:p>
      <text:p text:style-name="P9">La frecuencia <draw:frame draw:style-name="fr2" draw:name="Object11" text:anchor-type="as-char" svg:y="-0.1484in" svg:width="0.1591in" svg:height="0.1839in" draw:z-index="10"><draw:object xlink:href="./Object 11" xlink:type="simple" xlink:show="embed" xlink:actuate="onLoad"/><draw:image xlink:href="./ObjectReplacements/Object 11" xlink:type="simple" xlink:show="embed" xlink:actuate="onLoad"/></draw:frame>es el número de giros por segundo que hace el punto. <text:span text:style-name="T11">La relación entre la frecuencia y el perdiodo es</text:span><text:span text:style-name="T11"><draw:frame draw:style-name="fr2" draw:name="Object12" text:anchor-type="as-char" svg:y="-0.2453in" svg:width="0.4425in" svg:height="0.3945in" draw:z-index="11"><draw:object xlink:href="./Object 12" xlink:type="simple" xlink:show="embed" xlink:actuate="onLoad"/><draw:image xlink:href="./ObjectReplacements/Object 12" xlink:type="simple" xlink:show="embed" xlink:actuate="onLoad"/><svg:desc>formula</svg:desc></draw:frame></text:span><text:span text:style-name="T11">. La unidad de la frecuencia es el hercio </text:span><text:span text:style-name="T11"><draw:frame draw:style-name="fr2" draw:name="Object13" text:anchor-type="as-char" svg:y="-0.1484in" svg:width="0.2799in" svg:height="0.1839in" draw:z-index="12"><draw:object xlink:href="./Object 13" xlink:type="simple" xlink:show="embed" xlink:actuate="onLoad"/><draw:image xlink:href="./ObjectReplacements/Object 13" xlink:type="simple" xlink:show="embed" xlink:actuate="onLoad"/></draw:frame></text:span><text:span text:style-name="T11">.</text:span></text:p>
      <text:p text:style-name="P9"/>
      <text:h text:style-name="P36" text:outline-level="3"><text:bookmark-start text:name="__RefHeading__303_1636967065"/>Velocidad angular <text:span text:style-name="T12">ω</text:span><text:bookmark-end text:name="__RefHeading__303_1636967065"/></text:h>
      <text:p text:style-name="P10">La velocidad está definida como la distancia dividida entr el tiempo necesario en recorrerla.</text:p>
      <text:p text:style-name="P10"><draw:frame draw:style-name="fr2" draw:name="Object14" text:anchor-type="as-char" svg:y="-0.2437in" svg:width="0.4346in" svg:height="0.3929in" draw:z-index="13"><draw:object xlink:href="./Object 14" xlink:type="simple" xlink:show="embed" xlink:actuate="onLoad"/><draw:image xlink:href="./ObjectReplacements/Object 14" xlink:type="simple" xlink:show="embed" xlink:actuate="onLoad"/></draw:frame></text:p>
      <text:p text:style-name="P10">d distancia en m</text:p>
      <text:p text:style-name="P10">t tiempo en s</text:p>
      <text:p text:style-name="P10"/>
      <text:p text:style-name="P10">En el caso del círculo, la distancia de un giro completo corresponde al perímetro <draw:frame draw:style-name="fr2" draw:name="Object15" text:anchor-type="as-char" svg:y="-0.1484in" svg:width="0.7035in" svg:height="0.1846in" draw:z-index="14"><draw:object xlink:href="./Object 15" xlink:type="simple" xlink:show="embed" xlink:actuate="onLoad"/><draw:image xlink:href="./ObjectReplacements/Object 15" xlink:type="simple" xlink:show="embed" xlink:actuate="onLoad"/><svg:desc>formula</svg:desc></draw:frame>y el tiempo necesario para un giro completo es el periodo <draw:frame draw:style-name="fr2" draw:name="Object16" text:anchor-type="as-char" svg:y="-0.1484in" svg:width="0.1898in" svg:height="0.1839in" draw:z-index="15"><draw:object xlink:href="./Object 16" xlink:type="simple" xlink:show="embed" xlink:actuate="onLoad"/><draw:image xlink:href="./ObjectReplacements/Object 16" xlink:type="simple" xlink:show="embed" xlink:actuate="onLoad"/></draw:frame>, por tanto la velocidad (angular ) <draw:frame draw:style-name="fr2" draw:name="Object17" text:anchor-type="as-char" svg:y="-0.1484in" svg:width="0.2008in" svg:height="0.1839in" draw:z-index="16"><draw:object xlink:href="./Object 17" xlink:type="simple" xlink:show="embed" xlink:actuate="onLoad"/><draw:image xlink:href="./ObjectReplacements/Object 17" xlink:type="simple" xlink:show="embed" xlink:actuate="onLoad"/></draw:frame>es:</text:p>
      <text:p text:style-name="P10"><draw:frame draw:style-name="fr2" draw:name="Object18" text:anchor-type="as-char" svg:y="-0.2437in" svg:width="0.7429in" svg:height="0.3929in" draw:z-index="17"><draw:object xlink:href="./Object 18" xlink:type="simple" xlink:show="embed" xlink:actuate="onLoad"/><draw:image xlink:href="./ObjectReplacements/Object 18" xlink:type="simple" xlink:show="embed" xlink:actuate="onLoad"/></draw:frame>o <draw:frame draw:style-name="fr2" draw:name="Object19" text:anchor-type="as-char" svg:y="-0.1484in" svg:width="0.8437in" svg:height="0.1846in" draw:z-index="18"><draw:object xlink:href="./Object 19" xlink:type="simple" xlink:show="embed" xlink:actuate="onLoad"/><draw:image xlink:href="./ObjectReplacements/Object 19" xlink:type="simple" xlink:show="embed" xlink:actuate="onLoad"/><svg:desc>formula</svg:desc></draw:frame>tomando el radio como 1, se obtiene <draw:frame draw:style-name="fr2" draw:name="Object20" text:anchor-type="as-char" svg:y="-0.2453in" svg:width="0.6138in" svg:height="0.3945in" draw:z-index="19"><draw:object xlink:href="./Object 20" xlink:type="simple" xlink:show="embed" xlink:actuate="onLoad"/><draw:image xlink:href="./ObjectReplacements/Object 20" xlink:type="simple" xlink:show="embed" xlink:actuate="onLoad"/><svg:desc>formula</svg:desc></draw:frame>o <draw:frame draw:style-name="fr2" draw:name="Object21" text:anchor-type="as-char" svg:y="-0.1484in" svg:width="0.7146in" svg:height="0.1846in" draw:z-index="20"><draw:object xlink:href="./Object 21" xlink:type="simple" xlink:show="embed" xlink:actuate="onLoad"/><draw:image xlink:href="./ObjectReplacements/Object 21" xlink:type="simple" xlink:show="embed" xlink:actuate="onLoad"/><svg:desc>formula</svg:desc></draw:frame></text:p>
      <text:p text:style-name="P9"/>
      <text:p text:style-name="P11">Para <draw:frame draw:style-name="fr2" draw:name="Object22" text:anchor-type="as-char" svg:y="-0.1484in" svg:width="0.5063in" svg:height="0.1846in" draw:z-index="21"><draw:object xlink:href="./Object 22" xlink:type="simple" xlink:show="embed" xlink:actuate="onLoad"/><draw:image xlink:href="./ObjectReplacements/Object 22" xlink:type="simple" xlink:show="embed" xlink:actuate="onLoad"/><svg:desc>formula</svg:desc></draw:frame>, la velocidad angular es <draw:frame draw:style-name="fr2" draw:name="Object23" text:anchor-type="as-char" svg:y="-0.2453in" svg:width="1.8484in" svg:height="0.3945in" draw:z-index="22"><draw:object xlink:href="./Object 23" xlink:type="simple" xlink:show="embed" xlink:actuate="onLoad"/><draw:image xlink:href="./ObjectReplacements/Object 23" xlink:type="simple" xlink:show="embed" xlink:actuate="onLoad"/><svg:desc>formula</svg:desc></draw:frame></text:p>
      <text:p text:style-name="P11">Para <draw:frame draw:style-name="fr2" draw:name="Object24" text:anchor-type="as-char" svg:y="-0.1484in" svg:width="0.6327in" svg:height="0.1846in" draw:z-index="23"><draw:object xlink:href="./Object 24" xlink:type="simple" xlink:show="embed" xlink:actuate="onLoad"/><draw:image xlink:href="./ObjectReplacements/Object 24" xlink:type="simple" xlink:show="embed" xlink:actuate="onLoad"/><svg:desc>formula</svg:desc></draw:frame>, la velocidad angular es <draw:frame draw:style-name="fr2" draw:name="Object25" text:anchor-type="as-char" svg:y="-0.2453in" svg:width="1.8874in" svg:height="0.3945in" draw:z-index="24"><draw:object xlink:href="./Object 25" xlink:type="simple" xlink:show="embed" xlink:actuate="onLoad"/><draw:image xlink:href="./ObjectReplacements/Object 25" xlink:type="simple" xlink:show="embed" xlink:actuate="onLoad"/><svg:desc>formula</svg:desc></draw:frame></text:p>
      <text:p text:style-name="P11"/>
      <text:p text:style-name="P11">Conociendo la velocidad angular <text:span text:style-name="T11"><draw:frame draw:style-name="fr2" draw:name="Object26" text:anchor-type="as-char" svg:y="-0.1484in" svg:width="0.2008in" svg:height="0.1839in" draw:z-index="25"><draw:object xlink:href="./Object 26" xlink:type="simple" xlink:show="embed" xlink:actuate="onLoad"/><draw:image xlink:href="./ObjectReplacements/Object 26" xlink:type="simple" xlink:show="embed" xlink:actuate="onLoad"/><svg:desc>formula</svg:desc></draw:frame></text:span><text:span text:style-name="T11">, </text:span>se puede obtener la posición del punto, su ángulo, pasado el tiempo <draw:frame draw:style-name="fr2" draw:name="Object27" text:anchor-type="as-char" svg:y="-0.1484in" svg:width="0.1374in" svg:height="0.1839in" draw:z-index="26"><draw:object xlink:href="./Object 27" xlink:type="simple" xlink:show="embed" xlink:actuate="onLoad"/><draw:image xlink:href="./ObjectReplacements/Object 27" xlink:type="simple" xlink:show="embed" xlink:actuate="onLoad"/></draw:frame>:</text:p>
      <text:p text:style-name="P11"><draw:frame draw:style-name="fr2" draw:name="Object28" text:anchor-type="as-char" svg:y="-0.1484in" svg:width="0.5547in" svg:height="0.1839in" draw:z-index="27"><draw:object xlink:href="./Object 28" xlink:type="simple" xlink:show="embed" xlink:actuate="onLoad"/><draw:image xlink:href="./ObjectReplacements/Object 28" xlink:type="simple" xlink:show="embed" xlink:actuate="onLoad"/></draw:frame></text:p>
      <text:p text:style-name="P11"/>
      <text:p text:style-name="P11"><text:soft-page-break/>Para <draw:frame draw:style-name="fr2" draw:name="Object29" text:anchor-type="as-char" svg:y="-0.1484in" svg:width="0.4543in" svg:height="0.1846in" draw:z-index="28"><draw:object xlink:href="./Object 29" xlink:type="simple" xlink:show="embed" xlink:actuate="onLoad"/><draw:image xlink:href="./ObjectReplacements/Object 29" xlink:type="simple" xlink:show="embed" xlink:actuate="onLoad"/><svg:desc>formula</svg:desc></draw:frame>, <text:s/>a la velocidad<draw:frame draw:style-name="fr2" draw:name="Object30" text:anchor-type="as-char" svg:y="-0.2453in" svg:width="0.7854in" svg:height="0.3945in" draw:z-index="29"><draw:object xlink:href="./Object 30" xlink:type="simple" xlink:show="embed" xlink:actuate="onLoad"/><draw:image xlink:href="./ObjectReplacements/Object 30" xlink:type="simple" xlink:show="embed" xlink:actuate="onLoad"/><svg:desc>formula</svg:desc></draw:frame>, el ángulo en radians es: <draw:frame draw:style-name="fr2" draw:name="Object31" text:anchor-type="as-char" svg:y="-0.2453in" svg:width="1.7134in" svg:height="0.3945in" draw:z-index="30"><draw:object xlink:href="./Object 31" xlink:type="simple" xlink:show="embed" xlink:actuate="onLoad"/><draw:image xlink:href="./ObjectReplacements/Object 31" xlink:type="simple" xlink:show="embed" xlink:actuate="onLoad"/><svg:desc>formula</svg:desc></draw:frame>. En <draw:frame draw:style-name="fr2" draw:name="Object32" text:anchor-type="as-char" svg:y="-0.1484in" svg:width="0.2563in" svg:height="0.1846in" draw:z-index="31"><draw:object xlink:href="./Object 32" xlink:type="simple" xlink:show="embed" xlink:actuate="onLoad"/><draw:image xlink:href="./ObjectReplacements/Object 32" xlink:type="simple" xlink:show="embed" xlink:actuate="onLoad"/><svg:desc>formula</svg:desc></draw:frame> el punto ha dado un giro completo.</text:p>
      <text:p text:style-name="P11">A la velocidad de<draw:frame draw:style-name="fr2" draw:name="Object33" text:anchor-type="as-char" svg:y="-0.2453in" svg:width="0.761in" svg:height="0.3945in" draw:z-index="32"><draw:object xlink:href="./Object 33" xlink:type="simple" xlink:show="embed" xlink:actuate="onLoad"/><draw:image xlink:href="./ObjectReplacements/Object 33" xlink:type="simple" xlink:show="embed" xlink:actuate="onLoad"/><svg:desc>formula</svg:desc></draw:frame> , el ángulo en radians es: <draw:frame draw:style-name="fr2" draw:name="Object34" text:anchor-type="as-char" svg:y="-0.2453in" svg:width="1.7717in" svg:height="0.3945in" draw:z-index="33"><draw:object xlink:href="./Object 34" xlink:type="simple" xlink:show="embed" xlink:actuate="onLoad"/><draw:image xlink:href="./ObjectReplacements/Object 34" xlink:type="simple" xlink:show="embed" xlink:actuate="onLoad"/><svg:desc>formula</svg:desc></draw:frame>, <text:span text:style-name="T14">el punto ha hecho 6 giros completos.</text:span></text:p>
      <text:p text:style-name="P11"/>
      <text:p text:style-name="P13">Ejercicio <text:span text:style-name="T15">1.1.3-1</text:span>:</text:p>
      <text:list xml:id="list7986756041370681318" text:style-name="L34">
        <text:list-item>
          <text:p text:style-name="P25"><text:span text:style-name="T5">Calcula la posición del punto a una velocidad angular </text:span><text:span text:style-name="T5"><draw:frame draw:style-name="fr2" draw:name="Object35" text:anchor-type="as-char" svg:y="-0.2453in" svg:width="0.761in" svg:height="0.3945in" draw:z-index="34"><draw:object xlink:href="./Object 35" xlink:type="simple" xlink:show="embed" xlink:actuate="onLoad"/><draw:image xlink:href="./ObjectReplacements/Object 35" xlink:type="simple" xlink:show="embed" xlink:actuate="onLoad"/><svg:desc>formula</svg:desc></draw:frame></text:span><text:span text:style-name="T5">, pasados 2,25 s.</text:span></text:p>
        </text:list-item>
        <text:list-item>
          <text:p text:style-name="P26">Calcula la posición del punto a una velocidad angular <text:span text:style-name="T13"><draw:frame draw:style-name="fr2" draw:name="Object36" text:anchor-type="as-char" svg:y="-0.2453in" svg:width="0.7854in" svg:height="0.3945in" draw:z-index="35"><draw:object xlink:href="./Object 36" xlink:type="simple" xlink:show="embed" xlink:actuate="onLoad"/><draw:image xlink:href="./ObjectReplacements/Object 36" xlink:type="simple" xlink:show="embed" xlink:actuate="onLoad"/><svg:desc>formula</svg:desc></draw:frame></text:span>, pasados 17 s.</text:p>
        </text:list-item>
      </text:list>
      <text:p text:style-name="P27"/>
      <text:h text:style-name="P37" text:outline-level="3"><text:bookmark-start text:name="__RefHeading__836_7914623101"/><text:span text:style-name="T7">S</text:span>eno y coseno<text:bookmark-end text:name="__RefHeading__836_7914623101"/></text:h>
      <text:p text:style-name="P29">La coordenada horizontal, x, del punto que gira sobre el círculo se llama coseno, la vertical, y, se llama seno.</text:p>
      <text:p text:style-name="P29"><draw:g text:anchor-type="paragraph" draw:z-index="39" draw:style-name="gr1"><draw:line draw:style-name="gr92" draw:text-style-name="P42" svg:x1="1.5752in" svg:y1="1.739in" svg:x2="4.7646in" svg:y2="1.739in"><text:p/></draw:line><draw:line draw:style-name="gr93" draw:text-style-name="P42" svg:x1="3.1697in" svg:y1="3.3339in" svg:x2="3.1697in" svg:y2="0.1445in"><text:p/></draw:line><draw:line draw:style-name="gr94" draw:text-style-name="P42" svg:x1="3.1697in" svg:y1="1.7394in" svg:x2="4.1933in" svg:y2="1.1488in"><text:p/></draw:line><draw:custom-shape draw:style-name="gr95" draw:text-style-name="P42" svg:width="2.3622in" svg:height="2.363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6" draw:text-style-name="P42" svg:x1="1.5752in" svg:y1="1.739in" svg:x2="4.7646in" svg:y2="1.739in"><text:p/></draw:line><draw:line draw:style-name="gr97" draw:text-style-name="P42" svg:x1="3.1697in" svg:y1="3.3339in" svg:x2="3.1697in" svg:y2="0.1445in"><text:p/></draw:line><draw:line draw:style-name="gr98" draw:text-style-name="P42" svg:x1="3.1697in" svg:y1="1.7394in" svg:x2="4.1933in" svg:y2="1.1488in"><text:p/></draw:line><draw:custom-shape draw:style-name="gr99" draw:text-style-name="P42" svg:width="2.3622in" svg:height="2.363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0" draw:text-style-name="P44" svg:width="0.276in" svg:height="0.2913in" svg:x="4.4921in" svg:y="1.7492in"><draw:text-box><text:p text:style-name="P43"><text:span text:style-name="T19">x</text:span></text:p></draw:text-box></draw:frame><draw:frame draw:style-name="gr101" draw:text-style-name="P44" svg:width="0.2752in" svg:height="0.2913in" svg:x="2.8783in" svg:y="0.0957in"><draw:text-box><text:p text:style-name="P43"><text:span text:style-name="T19">y</text:span></text:p></draw:text-box></draw:frame><draw:frame draw:style-name="gr102" draw:text-style-name="P44" svg:width="0.8205in" svg:height="0.2913in" svg:x="3.239in" svg:y="1.7094in"><draw:text-box><text:p text:style-name="P43"><text:span text:style-name="T19">coseno</text:span></text:p></draw:text-box></draw:frame><draw:frame draw:style-name="gr103" draw:text-style-name="P44" svg:width="0.8205in" svg:height="0.2913in" svg:x="4.1449in" svg:y="1.2768in"><draw:text-box><text:p text:style-name="P43"><text:span text:style-name="T19">seno</text:span></text:p></draw:text-box></draw:frame><draw:line draw:style-name="gr104" draw:text-style-name="P42" svg:x1="3.1929in" svg:y1="1.7488in" svg:x2="4.1772in" svg:y2="1.7488in"><text:p/></draw:line><draw:line draw:style-name="gr105" draw:text-style-name="P42" svg:x1="4.2067in" svg:y1="1.7484in" svg:x2="4.2067in" svg:y2="1.1772in"><text:p/></draw:line><draw:custom-shape draw:style-name="gr106" draw:text-style-name="P42" svg:width="0.0787in" svg:height="0.0787in" svg:x="4.1539in" svg:y="1.109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7" draw:text-style-name="P44" svg:width="0.276in" svg:height="0.2913in" svg:x="2.9173in" svg:y="0.2929in"><draw:text-box><text:p text:style-name="P43"><text:span text:style-name="T19">1</text:span></text:p></draw:text-box></draw:frame><draw:frame draw:style-name="gr108" draw:text-style-name="P44" svg:width="0.276in" svg:height="0.2913in" svg:x="4.2563in" svg:y="1.75in"><draw:text-box><text:p text:style-name="P43"><text:span text:style-name="T19">1</text:span></text:p></draw:text-box></draw:frame><draw:frame draw:style-name="gr109" draw:text-style-name="P44" svg:width="0.3941in" svg:height="0.2913in" svg:x="1.6575in" svg:y="1.7504in"><draw:text-box><text:p text:style-name="P43"><text:span text:style-name="T19">-1</text:span></text:p></draw:text-box></draw:frame><draw:frame draw:style-name="gr110" draw:text-style-name="P44" svg:width="0.3933in" svg:height="0.2913in" svg:x="2.8783in" svg:y="2.8921in"><draw:text-box><text:p text:style-name="P43"><text:span text:style-name="T19">-1</text:span></text:p></draw:text-box></draw:frame></draw:g></text:p>
      <text:p text:style-name="P29"/>
      <text:p text:style-name="P29"/>
      <text:p text:style-name="P29"/>
      <text:p text:style-name="P29"/>
      <text:p text:style-name="P29"/>
      <text:p text:style-name="P29"/>
      <text:p text:style-name="P29"/>
      <text:p text:style-name="P29"/>
      <text:p text:style-name="P29"/>
      <text:p text:style-name="P29"/>
      <text:p text:style-name="P29"><text:s/></text:p>
      <text:p text:style-name="P5"/>
      <text:p text:style-name="P29"/>
      <text:p text:style-name="P31">La siguiente tabla indica los valores de seno y coseno para un ciclo.</text:p>
      <text:p text:style-name="P29"><text:span text:style-name="T16"/></text:p>
      <table:table table:name="Table1" table:style-name="Table1">
        <table:table-column table:style-name="Table1.A" table:number-columns-repeated="14"/>
        <table:table-row>
          <table:table-cell table:style-name="Table1.A1" office:value-type="string">
            <text:p text:style-name="P29"><text:span text:style-name="T16">α</text:span></text:p>
          </table:table-cell>
          <table:table-cell table:style-name="Table1.A1" office:value-type="string">
            <text:p text:style-name="P40">0º</text:p>
          </table:table-cell>
          <table:table-cell table:style-name="Table1.A1" office:value-type="string">
            <text:p text:style-name="P40">30º</text:p>
          </table:table-cell>
          <table:table-cell table:style-name="Table1.A1" office:value-type="string">
            <text:p text:style-name="P40">60º</text:p>
          </table:table-cell>
          <table:table-cell table:style-name="Table1.A1" office:value-type="string">
            <text:p text:style-name="P40">90º</text:p>
          </table:table-cell>
          <table:table-cell table:style-name="Table1.A1" office:value-type="string">
            <text:p text:style-name="P40">120º</text:p>
          </table:table-cell>
          <table:table-cell table:style-name="Table1.A1" office:value-type="string">
            <text:p text:style-name="P40">150º</text:p>
          </table:table-cell>
          <table:table-cell table:style-name="Table1.A1" office:value-type="string">
            <text:p text:style-name="P40">180º</text:p>
          </table:table-cell>
          <table:table-cell table:style-name="Table1.A1" office:value-type="string">
            <text:p text:style-name="P40">210º</text:p>
          </table:table-cell>
          <table:table-cell table:style-name="Table1.A1" office:value-type="string">
            <text:p text:style-name="P40">240º</text:p>
          </table:table-cell>
          <table:table-cell table:style-name="Table1.A1" office:value-type="string">
            <text:p text:style-name="P40">270º</text:p>
          </table:table-cell>
          <table:table-cell table:style-name="Table1.A1" office:value-type="string">
            <text:p text:style-name="P40">300º</text:p>
          </table:table-cell>
          <table:table-cell table:style-name="Table1.A1" office:value-type="string">
            <text:p text:style-name="P40">330º</text:p>
          </table:table-cell>
          <table:table-cell table:style-name="Table1.N1" office:value-type="string">
            <text:p text:style-name="P40">360º</text:p>
          </table:table-cell>
        </table:table-row>
        <table:table-row>
          <table:table-cell table:style-name="Table1.A2" office:value-type="string">
            <text:p text:style-name="P29"><text:span text:style-name="T16">α</text:span></text:p>
          </table:table-cell>
          <table:table-cell table:style-name="Table1.A2" office:value-type="string">
            <text:p text:style-name="P40">0</text:p>
          </table:table-cell>
          <table:table-cell table:style-name="Table1.A2" office:value-type="string">
            <text:p text:style-name="P40"><text:span text:style-name="T16"><draw:frame draw:style-name="fr3" draw:name="Object37" text:anchor-type="as-char" svg:y="-0.2437in" svg:width="0.2154in" svg:height="0.3929in" draw:z-index="40"><draw:object xlink:href="./Object 37" xlink:type="simple" xlink:show="embed" xlink:actuate="onLoad"/><draw:image xlink:href="./ObjectReplacements/Object 37" xlink:type="simple" xlink:show="embed" xlink:actuate="onLoad"/></draw:frame></text:span></text:p>
          </table:table-cell>
          <table:table-cell table:style-name="Table1.A2" office:value-type="string">
            <text:p text:style-name="P39"><draw:frame draw:style-name="fr3" draw:name="Object38" text:anchor-type="as-char" svg:y="-0.2453in" svg:width="0.3535in" svg:height="0.3945in" draw:z-index="41"><draw:object xlink:href="./Object 38" xlink:type="simple" xlink:show="embed" xlink:actuate="onLoad"/><draw:image xlink:href="./ObjectReplacements/Object 38" xlink:type="simple" xlink:show="embed" xlink:actuate="onLoad"/><svg:desc>formula</svg:desc></draw:frame></text:p>
          </table:table-cell>
          <table:table-cell table:style-name="Table1.A2" office:value-type="string">
            <text:p text:style-name="P39"><draw:frame draw:style-name="fr3" draw:name="Object39" text:anchor-type="as-char" svg:y="-0.2453in" svg:width="0.3547in" svg:height="0.3945in" draw:z-index="42"><draw:object xlink:href="./Object 39" xlink:type="simple" xlink:show="embed" xlink:actuate="onLoad"/><draw:image xlink:href="./ObjectReplacements/Object 39" xlink:type="simple" xlink:show="embed" xlink:actuate="onLoad"/><svg:desc>formula</svg:desc></draw:frame></text:p>
          </table:table-cell>
          <table:table-cell table:style-name="Table1.A2" office:value-type="string">
            <text:p text:style-name="P39"><draw:frame draw:style-name="fr3" draw:name="Object40" text:anchor-type="as-char" svg:y="-0.2453in" svg:width="0.3634in" svg:height="0.3945in" draw:z-index="43"><draw:object xlink:href="./Object 40" xlink:type="simple" xlink:show="embed" xlink:actuate="onLoad"/><draw:image xlink:href="./ObjectReplacements/Object 40" xlink:type="simple" xlink:show="embed" xlink:actuate="onLoad"/><svg:desc>formula</svg:desc></draw:frame></text:p>
          </table:table-cell>
          <table:table-cell table:style-name="Table1.A2" office:value-type="string">
            <text:p text:style-name="P39"><draw:frame draw:style-name="fr3" draw:name="Object41" text:anchor-type="as-char" svg:y="-0.2453in" svg:width="0.3543in" svg:height="0.3945in" draw:z-index="44"><draw:object xlink:href="./Object 41" xlink:type="simple" xlink:show="embed" xlink:actuate="onLoad"/><draw:image xlink:href="./ObjectReplacements/Object 41" xlink:type="simple" xlink:show="embed" xlink:actuate="onLoad"/><svg:desc>formula</svg:desc></draw:frame></text:p>
          </table:table-cell>
          <table:table-cell table:style-name="Table1.A2" office:value-type="string">
            <text:p text:style-name="P39"><draw:frame draw:style-name="fr3" draw:name="Object42" text:anchor-type="as-char" svg:y="-0.2453in" svg:width="0.3571in" svg:height="0.3945in" draw:z-index="45"><draw:object xlink:href="./Object 42" xlink:type="simple" xlink:show="embed" xlink:actuate="onLoad"/><draw:image xlink:href="./ObjectReplacements/Object 42" xlink:type="simple" xlink:show="embed" xlink:actuate="onLoad"/><svg:desc>formula</svg:desc></draw:frame></text:p>
          </table:table-cell>
          <table:table-cell table:style-name="Table1.A2" office:value-type="string">
            <text:p text:style-name="P39"><draw:frame draw:style-name="fr3" draw:name="Object43" text:anchor-type="as-char" svg:y="-0.2453in" svg:width="0.3563in" svg:height="0.3945in" draw:z-index="46"><draw:object xlink:href="./Object 43" xlink:type="simple" xlink:show="embed" xlink:actuate="onLoad"/><draw:image xlink:href="./ObjectReplacements/Object 43" xlink:type="simple" xlink:show="embed" xlink:actuate="onLoad"/><svg:desc>formula</svg:desc></draw:frame></text:p>
          </table:table-cell>
          <table:table-cell table:style-name="Table1.A2" office:value-type="string">
            <text:p text:style-name="P39"><draw:frame draw:style-name="fr3" draw:name="Object44" text:anchor-type="as-char" svg:y="-0.2453in" svg:width="0.3563in" svg:height="0.3945in" draw:z-index="47"><draw:object xlink:href="./Object 44" xlink:type="simple" xlink:show="embed" xlink:actuate="onLoad"/><draw:image xlink:href="./ObjectReplacements/Object 44" xlink:type="simple" xlink:show="embed" xlink:actuate="onLoad"/><svg:desc>formula</svg:desc></draw:frame></text:p>
          </table:table-cell>
          <table:table-cell table:style-name="Table1.A2" office:value-type="string">
            <text:p text:style-name="P39"><draw:frame draw:style-name="fr3" draw:name="Object45" text:anchor-type="as-char" svg:y="-0.2453in" svg:width="0.3571in" svg:height="0.3945in" draw:z-index="48"><draw:object xlink:href="./Object 45" xlink:type="simple" xlink:show="embed" xlink:actuate="onLoad"/><draw:image xlink:href="./ObjectReplacements/Object 45" xlink:type="simple" xlink:show="embed" xlink:actuate="onLoad"/><svg:desc>formula</svg:desc></draw:frame></text:p>
          </table:table-cell>
          <table:table-cell table:style-name="Table1.A2" office:value-type="string">
            <text:p text:style-name="P39"><draw:frame draw:style-name="fr3" draw:name="Object46" text:anchor-type="as-char" svg:y="-0.2453in" svg:width="0.4374in" svg:height="0.3945in" draw:z-index="49"><draw:object xlink:href="./Object 46" xlink:type="simple" xlink:show="embed" xlink:actuate="onLoad"/><draw:image xlink:href="./ObjectReplacements/Object 46" xlink:type="simple" xlink:show="embed" xlink:actuate="onLoad"/><svg:desc>formula</svg:desc></draw:frame></text:p>
          </table:table-cell>
          <table:table-cell table:style-name="Table1.A2" office:value-type="string">
            <text:p text:style-name="P39"><draw:frame draw:style-name="fr3" draw:name="Object47" text:anchor-type="as-char" svg:y="-0.2453in" svg:width="0.4291in" svg:height="0.3945in" draw:z-index="50"><draw:object xlink:href="./Object 47" xlink:type="simple" xlink:show="embed" xlink:actuate="onLoad"/><draw:image xlink:href="./ObjectReplacements/Object 47" xlink:type="simple" xlink:show="embed" xlink:actuate="onLoad"/><svg:desc>formula</svg:desc></draw:frame></text:p>
          </table:table-cell>
          <table:table-cell table:style-name="Table1.N2" office:value-type="string">
            <text:p text:style-name="P39"><draw:frame draw:style-name="fr3" draw:name="Object48" text:anchor-type="as-char" svg:y="-0.2453in" svg:width="0.4354in" svg:height="0.3945in" draw:z-index="51"><draw:object xlink:href="./Object 48" xlink:type="simple" xlink:show="embed" xlink:actuate="onLoad"/><draw:image xlink:href="./ObjectReplacements/Object 48" xlink:type="simple" xlink:show="embed" xlink:actuate="onLoad"/><svg:desc>formula</svg:desc></draw:frame></text:p>
          </table:table-cell>
        </table:table-row>
        <table:table-row>
          <table:table-cell table:style-name="Table1.A2" office:value-type="string">
            <text:p text:style-name="P41">sin <text:span text:style-name="T17">α</text:span></text:p>
          </table:table-cell>
          <table:table-cell table:style-name="Table1.A2" office:value-type="string">
            <text:p text:style-name="P41">0</text:p>
          </table:table-cell>
          <table:table-cell table:style-name="Table1.A2" office:value-type="string">
            <text:p text:style-name="P41">0,5</text:p>
          </table:table-cell>
          <table:table-cell table:style-name="Table1.A2" office:value-type="string">
            <text:p text:style-name="P41">0,9</text:p>
          </table:table-cell>
          <table:table-cell table:style-name="Table1.A2" office:value-type="string">
            <text:p text:style-name="P41">1</text:p>
          </table:table-cell>
          <table:table-cell table:style-name="Table1.A2" office:value-type="string">
            <text:p text:style-name="P41">0,9</text:p>
          </table:table-cell>
          <table:table-cell table:style-name="Table1.A2" office:value-type="string">
            <text:p text:style-name="P41">0,5</text:p>
          </table:table-cell>
          <table:table-cell table:style-name="Table1.A2" office:value-type="string">
            <text:p text:style-name="P41">0</text:p>
          </table:table-cell>
          <table:table-cell table:style-name="Table1.A2" office:value-type="string">
            <text:p text:style-name="P39">-<text:span text:style-name="T18">0,5</text:span></text:p>
          </table:table-cell>
          <table:table-cell table:style-name="Table1.A2" office:value-type="string">
            <text:p text:style-name="P39">-<text:span text:style-name="T18">0,9</text:span></text:p>
          </table:table-cell>
          <table:table-cell table:style-name="Table1.A2" office:value-type="string">
            <text:p text:style-name="P39">-<text:span text:style-name="T18">1</text:span></text:p>
          </table:table-cell>
          <table:table-cell table:style-name="Table1.A2" office:value-type="string">
            <text:p text:style-name="P39">-<text:span text:style-name="T18">0,9</text:span></text:p>
          </table:table-cell>
          <table:table-cell table:style-name="Table1.A2" office:value-type="string">
            <text:p text:style-name="P39">-<text:span text:style-name="T18">0,5</text:span></text:p>
          </table:table-cell>
          <table:table-cell table:style-name="Table1.N2" office:value-type="string">
            <text:p text:style-name="P41">0</text:p>
          </table:table-cell>
        </table:table-row>
        <table:table-row>
          <table:table-cell table:style-name="Table1.A2" office:value-type="string">
            <text:p text:style-name="P41">cos <text:span text:style-name="T17">α</text:span></text:p>
          </table:table-cell>
          <table:table-cell table:style-name="Table1.A2" office:value-type="string">
            <text:p text:style-name="P41">1</text:p>
          </table:table-cell>
          <table:table-cell table:style-name="Table1.A2" office:value-type="string">
            <text:p text:style-name="P41">0,9</text:p>
          </table:table-cell>
          <table:table-cell table:style-name="Table1.A2" office:value-type="string">
            <text:p text:style-name="P41">0,5</text:p>
          </table:table-cell>
          <table:table-cell table:style-name="Table1.A2" office:value-type="string">
            <text:p text:style-name="P41">0</text:p>
          </table:table-cell>
          <table:table-cell table:style-name="Table1.A2" office:value-type="string">
            <text:p text:style-name="P39">-<text:span text:style-name="T18">0,5</text:span></text:p>
          </table:table-cell>
          <table:table-cell table:style-name="Table1.A2" office:value-type="string">
            <text:p text:style-name="P39">-<text:span text:style-name="T18">0,9</text:span></text:p>
          </table:table-cell>
          <table:table-cell table:style-name="Table1.A2" office:value-type="string">
            <text:p text:style-name="P39">-<text:span text:style-name="T18">1</text:span></text:p>
          </table:table-cell>
          <table:table-cell table:style-name="Table1.A2" office:value-type="string">
            <text:p text:style-name="P39">-<text:span text:style-name="T18">0,9</text:span></text:p>
          </table:table-cell>
          <table:table-cell table:style-name="Table1.A2" office:value-type="string">
            <text:p text:style-name="P39">-<text:span text:style-name="T18">0,5</text:span></text:p>
          </table:table-cell>
          <table:table-cell table:style-name="Table1.A2" office:value-type="string">
            <text:p text:style-name="P41">0</text:p>
          </table:table-cell>
          <table:table-cell table:style-name="Table1.A2" office:value-type="string">
            <text:p text:style-name="P41">0,5</text:p>
          </table:table-cell>
          <table:table-cell table:style-name="Table1.A2" office:value-type="string">
            <text:p text:style-name="P41">0,9</text:p>
          </table:table-cell>
          <table:table-cell table:style-name="Table1.N2" office:value-type="string">
            <text:p text:style-name="P41">1</text:p>
          </table:table-cell>
        </table:table-row>
      </table:table>
      <text:p text:style-name="P5"/>
      <text:p text:style-name="P5"><draw:frame draw:style-name="fr4" draw:name="Object49" text:anchor-type="paragraph" svg:width="6.2992in" svg:height="3.5429in" draw:z-index="52"><draw:object xlink:href="./Object 49" xlink:type="simple" xlink:show="embed" xlink:actuate="onLoad"/><draw:image xlink:href="./ObjectReplacements/Object 49" xlink:type="simple" xlink:show="embed" xlink:actuate="onLoad"/></draw:frame><draw:frame draw:style-name="fr5" draw:name="Object50" text:anchor-type="paragraph" svg:x="0.1972in" svg:y="3.6709in" svg:width="6.2992in" svg:height="3.5429in" draw:z-index="53"><draw:object xlink:href="./Object 50" xlink:type="simple" xlink:show="embed" xlink:actuate="onLoad"/><draw:image xlink:href="./ObjectReplacements/Object 50" xlink:type="simple" xlink:show="embed" xlink:actuate="onLoad"/></draw:frame></text:p>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5 </text:span><text:tab/><text:span text:style-name="MT3">11</text:span>/2<text:span text:style-name="MT4">3</text:span></text:p>
      </style:header>
      <style:footer>
        <text:p text:style-name="MP2">Paulino Posada<text:tab/><text:tab/>pág. <text:page-number text:select-page="current">8</text:page-number> de <text:page-count>9</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1-03T07:12:17.463125368</dc:date>
    <meta:editing-duration>P2DT6H57M41S</meta:editing-duration>
    <meta:editing-cycles>580</meta:editing-cycles>
    <meta:generator>LibreOffice/4.2.8.2$Linux_x86 LibreOffice_project/420m0$Build-2</meta:generator>
    <meta:document-statistic meta:table-count="1" meta:image-count="1" meta:object-count="50" meta:page-count="9" meta:paragraph-count="105" meta:word-count="713" meta:character-count="3876" meta:non-whitespace-character-count="3229"/>
  </office:meta>
</office:document-meta>
</file>

<file path=Object 1/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o fence="true" stretchy="false">(</mo>
        <mrow>
          <mi mathvariant="italic">ωt</mi>
        </mrow>
        <mo fence="true" stretchy="false">)</mo>
      </mrow>
    </mrow>
    <annotation encoding="StarMath 5.0">i( t ) = hat I  cdot sin (ωt)</annotation>
  </semantics>
</math>
</file>

<file path=Object 10/content.xml><?xml version="1.0" encoding="utf-8"?>
<math xmlns="http://www.w3.org/1998/Math/MathML" display="block">
  <semantics>
    <mrow>
      <mrow>
        <mi>T</mi>
        <mo stretchy="false">=</mo>
        <mn>0,5</mn>
      </mrow>
      <mi>s</mi>
    </mrow>
    <annotation encoding="StarMath 5.0">T = 0,5 s</annotation>
  </semantics>
</math>
</file>

<file path=Object 11/content.xml><?xml version="1.0" encoding="utf-8"?>
<math xmlns="http://www.w3.org/1998/Math/MathML" display="block">
  <semantics>
    <mi>f</mi>
    <annotation encoding="StarMath 5.0">f</annotation>
  </semantics>
</math>
</file>

<file path=Object 12/content.xml><?xml version="1.0" encoding="utf-8"?>
<math xmlns="http://www.w3.org/1998/Math/MathML" display="block">
  <semantics>
    <mrow>
      <mi>f</mi>
      <mo stretchy="false">=</mo>
      <mfrac>
        <mn>1</mn>
        <mi>T</mi>
      </mfrac>
    </mrow>
    <annotation encoding="StarMath 5.0">f = 1 over T</annotation>
  </semantics>
</math>
</file>

<file path=Object 13/content.xml><?xml version="1.0" encoding="utf-8"?>
<math xmlns="http://www.w3.org/1998/Math/MathML" display="block">
  <semantics>
    <mi mathvariant="italic">Hz</mi>
    <annotation encoding="StarMath 5.0">Hz</annotation>
  </semantics>
</math>
</file>

<file path=Object 14/content.xml><?xml version="1.0" encoding="utf-8"?>
<math xmlns="http://www.w3.org/1998/Math/MathML" display="block">
  <semantics>
    <mrow>
      <mi>v</mi>
      <mo stretchy="false">=</mo>
      <mfrac>
        <mi>d</mi>
        <mi>t</mi>
      </mfrac>
    </mrow>
    <annotation encoding="StarMath 5.0">v = d over t</annotation>
  </semantics>
</math>
</file>

<file path=Object 15/content.xml><?xml version="1.0" encoding="utf-8"?>
<math xmlns="http://www.w3.org/1998/Math/MathML" display="block">
  <semantics>
    <mrow>
      <mi>P</mi>
      <mo stretchy="false">=</mo>
      <mrow>
        <mn>2</mn>
        <mo stretchy="false">⋅</mo>
        <mi>π</mi>
        <mo stretchy="false">⋅</mo>
        <mi>r</mi>
      </mrow>
    </mrow>
    <annotation encoding="StarMath 5.0">P = 2 cdot π cdot r</annotation>
  </semantics>
</math>
</file>

<file path=Object 16/content.xml><?xml version="1.0" encoding="utf-8"?>
<math xmlns="http://www.w3.org/1998/Math/MathML" display="block">
  <semantics>
    <mi>T</mi>
    <annotation encoding="StarMath 5.0">T</annotation>
  </semantics>
</math>
</file>

<file path=Object 17/content.xml><?xml version="1.0" encoding="utf-8"?>
<math xmlns="http://www.w3.org/1998/Math/MathML" display="block">
  <semantics>
    <mi>ω</mi>
    <annotation encoding="StarMath 5.0">ω</annotation>
  </semantics>
</math>
</file>

<file path=Object 18/content.xml><?xml version="1.0" encoding="utf-8"?>
<math xmlns="http://www.w3.org/1998/Math/MathML" display="block">
  <semantics>
    <mrow>
      <mi>ω</mi>
      <mo stretchy="false">=</mo>
      <mfrac>
        <mrow>
          <mn>2</mn>
          <mo stretchy="false">⋅</mo>
          <mi>π</mi>
          <mo stretchy="false">⋅</mo>
          <mi>r</mi>
        </mrow>
        <mi>T</mi>
      </mfrac>
    </mrow>
    <annotation encoding="StarMath 5.0">ω = {2 cdot π cdot r} over T</annotation>
  </semantics>
</math>
</file>

<file path=Object 19/content.xml><?xml version="1.0" encoding="utf-8"?>
<math xmlns="http://www.w3.org/1998/Math/MathML" display="block">
  <semantics>
    <mrow>
      <mi>ω</mi>
      <mo stretchy="false">=</mo>
      <mrow>
        <mn>2</mn>
        <mo stretchy="false">⋅</mo>
        <mi>π</mi>
        <mo stretchy="false">⋅</mo>
        <mi>r</mi>
        <mo stretchy="false">⋅</mo>
        <mi>f</mi>
      </mrow>
    </mrow>
    <annotation encoding="StarMath 5.0">ω = {2 cdot π cdot r} cdot f</annotation>
  </semantics>
</math>
</file>

<file path=Object 2/content.xml><?xml version="1.0" encoding="utf-8"?>
<math xmlns="http://www.w3.org/1998/Math/MathML" display="block">
  <semantics>
    <mover accent="true">
      <mi>I</mi>
      <mo stretchy="false">^</mo>
    </mover>
    <annotation encoding="StarMath 5.0">hat I</annotation>
  </semantics>
</math>
</file>

<file path=Object 20/content.xml><?xml version="1.0" encoding="utf-8"?>
<math xmlns="http://www.w3.org/1998/Math/MathML" display="block">
  <semantics>
    <mrow>
      <mi>ω</mi>
      <mo stretchy="false">=</mo>
      <mfrac>
        <mrow>
          <mn>2</mn>
          <mo stretchy="false">⋅</mo>
          <mi>π</mi>
        </mrow>
        <mi>T</mi>
      </mfrac>
    </mrow>
    <annotation encoding="StarMath 5.0">ω = {2 cdot π} over T</annotation>
  </semantics>
</math>
</file>

<file path=Object 21/content.xml><?xml version="1.0" encoding="utf-8"?>
<math xmlns="http://www.w3.org/1998/Math/MathML" display="block">
  <semantics>
    <mrow>
      <mi>ω</mi>
      <mo stretchy="false">=</mo>
      <mrow>
        <mn>2</mn>
        <mo stretchy="false">⋅</mo>
        <mi>π</mi>
        <mo stretchy="false">⋅</mo>
        <mi>f</mi>
      </mrow>
    </mrow>
    <annotation encoding="StarMath 5.0">ω = {2 cdot π} cdot f</annotation>
  </semantics>
</math>
</file>

<file path=Object 22/content.xml><?xml version="1.0" encoding="utf-8"?>
<math xmlns="http://www.w3.org/1998/Math/MathML" display="block">
  <semantics>
    <mrow>
      <mrow>
        <mi>T</mi>
        <mo stretchy="false">=</mo>
        <mn>3</mn>
      </mrow>
      <mi>s</mi>
    </mrow>
    <annotation encoding="StarMath 5.0">T = 3 s</annotation>
  </semantics>
</math>
</file>

<file path=Object 23/content.xml><?xml version="1.0" encoding="utf-8"?>
<math xmlns="http://www.w3.org/1998/Math/MathML" display="block">
  <semantics>
    <mrow>
      <mrow>
        <mi>ω</mi>
        <mo stretchy="false">=</mo>
        <mfrac>
          <mrow>
            <mn>2</mn>
            <mo stretchy="false">⋅</mo>
            <mi>π</mi>
          </mrow>
          <mrow>
            <mn>3</mn>
            <mi>s</mi>
          </mrow>
        </mfrac>
        <mo stretchy="false">=</mo>
        <mrow>
          <mfrac>
            <mn>2</mn>
            <mn>3</mn>
          </mfrac>
          <mo stretchy="false">⋅</mo>
          <mi>π</mi>
          <mo stretchy="false">⋅</mo>
          <mfrac>
            <mn>1</mn>
            <mi>s</mi>
          </mfrac>
        </mrow>
        <mo stretchy="false">=</mo>
        <mn>2,093</mn>
      </mrow>
      <mfrac>
        <mn>1</mn>
        <mi>s</mi>
      </mfrac>
    </mrow>
    <annotation encoding="StarMath 5.0">ω = {2 cdot π} over {3 s} = {2 over 3 } cdot π cdot {1 over s} = 2,093 {1 over s}</annotation>
  </semantics>
</math>
</file>

<file path=Object 24/content.xml><?xml version="1.0" encoding="utf-8"?>
<math xmlns="http://www.w3.org/1998/Math/MathML" display="block">
  <semantics>
    <mrow>
      <mrow>
        <mi>T</mi>
        <mo stretchy="false">=</mo>
        <mn>0,5</mn>
      </mrow>
      <mi>s</mi>
    </mrow>
    <annotation encoding="StarMath 5.0">T = 0,5 s</annotation>
  </semantics>
</math>
</file>

<file path=Object 25/content.xml><?xml version="1.0" encoding="utf-8"?>
<math xmlns="http://www.w3.org/1998/Math/MathML" display="block">
  <semantics>
    <mrow>
      <mrow>
        <mi>ω</mi>
        <mo stretchy="false">=</mo>
        <mfrac>
          <mrow>
            <mn>2</mn>
            <mo stretchy="false">⋅</mo>
            <mi>π</mi>
          </mrow>
          <mrow>
            <mn>0,5</mn>
            <mi>s</mi>
          </mrow>
        </mfrac>
        <mo stretchy="false">=</mo>
        <mrow>
          <mn>4</mn>
          <mo stretchy="false">⋅</mo>
          <mi>π</mi>
          <mo stretchy="false">⋅</mo>
          <mfrac>
            <mn>1</mn>
            <mi>s</mi>
          </mfrac>
        </mrow>
        <mo stretchy="false">=</mo>
        <mn>12,56</mn>
      </mrow>
      <mfrac>
        <mn>1</mn>
        <mi>s</mi>
      </mfrac>
    </mrow>
    <annotation encoding="StarMath 5.0">ω = {2 cdot π} over {0,5 s} = 4 cdot π cdot {1 over s} = 12,56 {1 over s}</annotation>
  </semantics>
</math>
</file>

<file path=Object 26/content.xml><?xml version="1.0" encoding="utf-8"?>
<math xmlns="http://www.w3.org/1998/Math/MathML" display="block">
  <semantics>
    <mi>ω</mi>
    <annotation encoding="StarMath 5.0">ω</annotation>
  </semantics>
</math>
</file>

<file path=Object 27/content.xml><?xml version="1.0" encoding="utf-8"?>
<math xmlns="http://www.w3.org/1998/Math/MathML" display="block">
  <semantics>
    <mi>t</mi>
    <annotation encoding="StarMath 5.0">t</annotation>
  </semantics>
</math>
</file>

<file path=Object 28/content.xml><?xml version="1.0" encoding="utf-8"?>
<math xmlns="http://www.w3.org/1998/Math/MathML" display="block">
  <semantics>
    <mrow>
      <mi>α</mi>
      <mo stretchy="false">=</mo>
      <mrow>
        <mi>ω</mi>
        <mo stretchy="false">⋅</mo>
        <mi>t</mi>
      </mrow>
    </mrow>
    <annotation encoding="StarMath 5.0">α = ω cdot t </annotation>
  </semantics>
</math>
</file>

<file path=Object 29/content.xml><?xml version="1.0" encoding="utf-8"?>
<math xmlns="http://www.w3.org/1998/Math/MathML" display="block">
  <semantics>
    <mrow>
      <mrow>
        <mi>t</mi>
        <mo stretchy="false">=</mo>
        <mn>3</mn>
      </mrow>
      <mi>s</mi>
    </mrow>
    <annotation encoding="StarMath 5.0">t = 3 s</annotation>
  </semantics>
</math>
</file>

<file path=Object 3/content.xml><?xml version="1.0" encoding="utf-8"?>
<math xmlns="http://www.w3.org/1998/Math/MathML" display="block">
  <semantics>
    <mi>ω</mi>
    <annotation encoding="StarMath 5.0">ω</annotation>
  </semantics>
</math>
</file>

<file path=Object 30/content.xml><?xml version="1.0" encoding="utf-8"?>
<math xmlns="http://www.w3.org/1998/Math/MathML" display="block">
  <semantics>
    <mrow>
      <mi>ω</mi>
      <mo stretchy="false">=</mo>
      <mrow>
        <mfrac>
          <mn>2</mn>
          <mn>3</mn>
        </mfrac>
        <mo stretchy="false">⋅</mo>
        <mi>π</mi>
        <mo stretchy="false">⋅</mo>
        <mfrac>
          <mn>1</mn>
          <mi>s</mi>
        </mfrac>
      </mrow>
    </mrow>
    <annotation encoding="StarMath 5.0">ω = {2 over 3 } cdot π cdot {1 over s}</annotation>
  </semantics>
</math>
</file>

<file path=Object 31/content.xml><?xml version="1.0" encoding="utf-8"?>
<math xmlns="http://www.w3.org/1998/Math/MathML" display="block">
  <semantics>
    <mrow>
      <mrow>
        <mi>α</mi>
        <mo stretchy="false">=</mo>
        <mrow>
          <mi>ω</mi>
          <mo stretchy="false">⋅</mo>
          <mi>t</mi>
        </mrow>
        <mo stretchy="false">=</mo>
        <mrow>
          <mfrac>
            <mn>2</mn>
            <mn>3</mn>
          </mfrac>
          <mo stretchy="false">⋅</mo>
          <mi>π</mi>
          <mo stretchy="false">⋅</mo>
          <mfrac>
            <mn>1</mn>
            <mi>s</mi>
          </mfrac>
          <mo stretchy="false">⋅</mo>
          <mn>3</mn>
        </mrow>
      </mrow>
      <mrow>
        <mi>s</mi>
        <mo stretchy="false">=</mo>
        <mn>2</mn>
      </mrow>
      <mi>π</mi>
    </mrow>
    <annotation encoding="StarMath 5.0">α = ω cdot t = {2 over 3 } cdot π cdot {1 over s} cdot 3 s = 2 π</annotation>
  </semantics>
</math>
</file>

<file path=Object 32/content.xml><?xml version="1.0" encoding="utf-8"?>
<math xmlns="http://www.w3.org/1998/Math/MathML" display="block">
  <semantics>
    <mrow>
      <mn>3</mn>
      <mi>s</mi>
    </mrow>
    <annotation encoding="StarMath 5.0">3 s</annotation>
  </semantics>
</math>
</file>

<file path=Object 33/content.xml><?xml version="1.0" encoding="utf-8"?>
<math xmlns="http://www.w3.org/1998/Math/MathML" display="block">
  <semantics>
    <mrow>
      <mi>ω</mi>
      <mo stretchy="false">=</mo>
      <mrow>
        <mn>4</mn>
        <mo stretchy="false">⋅</mo>
        <mi>π</mi>
        <mo stretchy="false">⋅</mo>
        <mfrac>
          <mn>1</mn>
          <mi>s</mi>
        </mfrac>
      </mrow>
    </mrow>
    <annotation encoding="StarMath 5.0">ω =  4 cdot π cdot {1 over s} </annotation>
  </semantics>
</math>
</file>

<file path=Object 34/content.xml><?xml version="1.0" encoding="utf-8"?>
<math xmlns="http://www.w3.org/1998/Math/MathML" display="block">
  <semantics>
    <mrow>
      <mrow>
        <mi>α</mi>
        <mo stretchy="false">=</mo>
        <mrow>
          <mi>ω</mi>
          <mo stretchy="false">⋅</mo>
          <mi>t</mi>
        </mrow>
        <mo stretchy="false">=</mo>
        <mrow>
          <mn>4</mn>
          <mo stretchy="false">⋅</mo>
          <mi>π</mi>
          <mo stretchy="false">⋅</mo>
          <mfrac>
            <mn>1</mn>
            <mi>s</mi>
          </mfrac>
          <mo stretchy="false">⋅</mo>
          <mn>3</mn>
        </mrow>
      </mrow>
      <mrow>
        <mi>s</mi>
        <mo stretchy="false">=</mo>
        <mn>12</mn>
      </mrow>
      <mi>π</mi>
    </mrow>
    <annotation encoding="StarMath 5.0">α = ω cdot t = 4 cdot π cdot {1 over s} cdot 3 s = 12 π</annotation>
  </semantics>
</math>
</file>

<file path=Object 35/content.xml><?xml version="1.0" encoding="utf-8"?>
<math xmlns="http://www.w3.org/1998/Math/MathML" display="block">
  <semantics>
    <mrow>
      <mi>ω</mi>
      <mo stretchy="false">=</mo>
      <mrow>
        <mn>4</mn>
        <mo stretchy="false">⋅</mo>
        <mi>π</mi>
        <mo stretchy="false">⋅</mo>
        <mfrac>
          <mn>1</mn>
          <mi>s</mi>
        </mfrac>
      </mrow>
    </mrow>
    <annotation encoding="StarMath 5.0">ω =  4 cdot π cdot {1 over s} </annotation>
  </semantics>
</math>
</file>

<file path=Object 36/content.xml><?xml version="1.0" encoding="utf-8"?>
<math xmlns="http://www.w3.org/1998/Math/MathML" display="block">
  <semantics>
    <mrow>
      <mi>ω</mi>
      <mo stretchy="false">=</mo>
      <mrow>
        <mfrac>
          <mn>2</mn>
          <mn>3</mn>
        </mfrac>
        <mo stretchy="false">⋅</mo>
        <mi>π</mi>
        <mo stretchy="false">⋅</mo>
        <mfrac>
          <mn>1</mn>
          <mi>s</mi>
        </mfrac>
      </mrow>
    </mrow>
    <annotation encoding="StarMath 5.0">ω = {2 over 3 } cdot π cdot {1 over s}</annotation>
  </semantics>
</math>
</file>

<file path=Object 37/content.xml><?xml version="1.0" encoding="utf-8"?>
<math xmlns="http://www.w3.org/1998/Math/MathML" display="block">
  <semantics>
    <mfrac>
      <mi>π</mi>
      <mn>6</mn>
    </mfrac>
    <annotation encoding="StarMath 5.0">π over 6</annotation>
  </semantics>
</math>
</file>

<file path=Object 38/content.xml><?xml version="1.0" encoding="utf-8"?>
<math xmlns="http://www.w3.org/1998/Math/MathML" display="block">
  <semantics>
    <mrow>
      <mn>2</mn>
      <mo stretchy="false">⋅</mo>
      <mfrac>
        <mi>π</mi>
        <mn>6</mn>
      </mfrac>
    </mrow>
    <annotation encoding="StarMath 5.0">2 cdot {π over 6}</annotation>
  </semantics>
</math>
</file>

<file path=Object 39/content.xml><?xml version="1.0" encoding="utf-8"?>
<math xmlns="http://www.w3.org/1998/Math/MathML" display="block">
  <semantics>
    <mrow>
      <mn>3</mn>
      <mo stretchy="false">⋅</mo>
      <mfrac>
        <mi>π</mi>
        <mn>6</mn>
      </mfrac>
    </mrow>
    <annotation encoding="StarMath 5.0">3 cdot {π over 6}</annotation>
  </semantics>
</math>
</file>

<file path=Object 4/content.xml><?xml version="1.0" encoding="utf-8"?>
<math xmlns="http://www.w3.org/1998/Math/MathML" display="block">
  <semantics>
    <mfrac>
      <mi mathvariant="italic">rad</mi>
      <mi>s</mi>
    </mfrac>
    <annotation encoding="StarMath 5.0">rad over s</annotation>
  </semantics>
</math>
</file>

<file path=Object 40/content.xml><?xml version="1.0" encoding="utf-8"?>
<math xmlns="http://www.w3.org/1998/Math/MathML" display="block">
  <semantics>
    <mrow>
      <mn>4</mn>
      <mo stretchy="false">⋅</mo>
      <mfrac>
        <mi>π</mi>
        <mn>6</mn>
      </mfrac>
    </mrow>
    <annotation encoding="StarMath 5.0">4 cdot {π over 6}</annotation>
  </semantics>
</math>
</file>

<file path=Object 41/content.xml><?xml version="1.0" encoding="utf-8"?>
<math xmlns="http://www.w3.org/1998/Math/MathML" display="block">
  <semantics>
    <mrow>
      <mn>5</mn>
      <mo stretchy="false">⋅</mo>
      <mfrac>
        <mi>π</mi>
        <mn>6</mn>
      </mfrac>
    </mrow>
    <annotation encoding="StarMath 5.0">5 cdot {π over 6}</annotation>
  </semantics>
</math>
</file>

<file path=Object 42/content.xml><?xml version="1.0" encoding="utf-8"?>
<math xmlns="http://www.w3.org/1998/Math/MathML" display="block">
  <semantics>
    <mrow>
      <mn>6</mn>
      <mo stretchy="false">⋅</mo>
      <mfrac>
        <mi>π</mi>
        <mn>6</mn>
      </mfrac>
    </mrow>
    <annotation encoding="StarMath 5.0">6 cdot {π over 6}</annotation>
  </semantics>
</math>
</file>

<file path=Object 43/content.xml><?xml version="1.0" encoding="utf-8"?>
<math xmlns="http://www.w3.org/1998/Math/MathML" display="block">
  <semantics>
    <mrow>
      <mn>7</mn>
      <mo stretchy="false">⋅</mo>
      <mfrac>
        <mi>π</mi>
        <mn>6</mn>
      </mfrac>
    </mrow>
    <annotation encoding="StarMath 5.0">7 cdot {π over 6}</annotation>
  </semantics>
</math>
</file>

<file path=Object 44/content.xml><?xml version="1.0" encoding="utf-8"?>
<math xmlns="http://www.w3.org/1998/Math/MathML" display="block">
  <semantics>
    <mrow>
      <mn>8</mn>
      <mo stretchy="false">⋅</mo>
      <mfrac>
        <mi>π</mi>
        <mn>6</mn>
      </mfrac>
    </mrow>
    <annotation encoding="StarMath 5.0">8 cdot {π over 6}</annotation>
  </semantics>
</math>
</file>

<file path=Object 45/content.xml><?xml version="1.0" encoding="utf-8"?>
<math xmlns="http://www.w3.org/1998/Math/MathML" display="block">
  <semantics>
    <mrow>
      <mn>9</mn>
      <mo stretchy="false">⋅</mo>
      <mfrac>
        <mi>π</mi>
        <mn>6</mn>
      </mfrac>
    </mrow>
    <annotation encoding="StarMath 5.0">9 cdot {π over 6}</annotation>
  </semantics>
</math>
</file>

<file path=Object 46/content.xml><?xml version="1.0" encoding="utf-8"?>
<math xmlns="http://www.w3.org/1998/Math/MathML" display="block">
  <semantics>
    <mrow>
      <mn>10</mn>
      <mo stretchy="false">⋅</mo>
      <mfrac>
        <mi>π</mi>
        <mn>6</mn>
      </mfrac>
    </mrow>
    <annotation encoding="StarMath 5.0">10 cdot {π over 6}</annotation>
  </semantics>
</math>
</file>

<file path=Object 47/content.xml><?xml version="1.0" encoding="utf-8"?>
<math xmlns="http://www.w3.org/1998/Math/MathML" display="block">
  <semantics>
    <mrow>
      <mn>11</mn>
      <mo stretchy="false">⋅</mo>
      <mfrac>
        <mi>π</mi>
        <mn>6</mn>
      </mfrac>
    </mrow>
    <annotation encoding="StarMath 5.0">11 cdot {π over 6}</annotation>
  </semantics>
</math>
</file>

<file path=Object 48/content.xml><?xml version="1.0" encoding="utf-8"?>
<math xmlns="http://www.w3.org/1998/Math/MathML" display="block">
  <semantics>
    <mrow>
      <mn>12</mn>
      <mo stretchy="false">⋅</mo>
      <mfrac>
        <mi>π</mi>
        <mn>6</mn>
      </mfrac>
    </mrow>
    <annotation encoding="StarMath 5.0">12 cdot {π over 6}</annotation>
  </semantics>
</math>
</file>

<file path=Object 4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888cm" svg:y="4.2cm" style:legend-expansion="high" chart:style-name="ch2"/>
        <chart:plot-area chart:style-name="ch3" chart:data-source-has-labels="both" svg:x="0.319cm" svg:y="0.179cm" svg:width="13.25cm" svg:height="8.641cm">
          <chartooo:coordinate-region svg:x="1.152cm" svg:y="0.378cm" svg:width="12.277cm" svg:height="8.243cm"/>
          <chart:axis chart:dimension="x" chart:name="primary-x" chart:style-name="ch4" chartooo:axis-type="auto">
            <chartooo:date-scale/>
            <chart:categories table:cell-range-address="local-table.$A$2:.$A$74"/>
          </chart:axis>
          <chart:axis chart:dimension="y" chart:name="primary-y" chart:style-name="ch4">
            <chart:grid chart:style-name="ch5" chart:class="major"/>
          </chart:axis>
          <chart:series chart:style-name="ch6" chart:values-cell-range-address="local-table.$B$2:.$B$74" chart:label-cell-address="local-table.$B$1" chart:class="chart:line">
            <chart:data-point chart:repeated="7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sin α</text:p>
              </table:table-cell>
            </table:table-row>
          </table:table-header-rows>
          <table:table-rows>
            <table:table-row>
              <table:table-cell office:value-type="float" office:value="0">
                <text:p/>
              </table:table-cell>
              <table:table-cell office:value-type="float" office:value="0">
                <text:p>0</text:p>
              </table:table-cell>
            </table:table-row>
            <table:table-row>
              <table:table-cell office:value-type="float" office:value="5">
                <text:p>10</text:p>
              </table:table-cell>
              <table:table-cell office:value-type="float" office:value="0.0871559460380702">
                <text:p>0.0871559460380702</text:p>
              </table:table-cell>
            </table:table-row>
            <table:table-row>
              <table:table-cell office:value-type="float" office:value="10">
                <text:p>10</text:p>
              </table:table-cell>
              <table:table-cell office:value-type="float" office:value="0.173648579600345">
                <text:p>0.173648579600345</text:p>
              </table:table-cell>
            </table:table-row>
            <table:table-row>
              <table:table-cell office:value-type="float" office:value="15">
                <text:p>20</text:p>
              </table:table-cell>
              <table:table-cell office:value-type="float" office:value="0.258819636443085">
                <text:p>0.258819636443085</text:p>
              </table:table-cell>
            </table:table-row>
            <table:table-row>
              <table:table-cell office:value-type="float" office:value="20">
                <text:p>20</text:p>
              </table:table-cell>
              <table:table-cell office:value-type="float" office:value="0.342020910366384">
                <text:p>0.342020910366384</text:p>
              </table:table-cell>
            </table:table-row>
            <table:table-row>
              <table:table-cell office:value-type="float" office:value="25">
                <text:p>30</text:p>
              </table:table-cell>
              <table:table-cell office:value-type="float" office:value="0.42261918647781">
                <text:p>0.42261918647781</text:p>
              </table:table-cell>
            </table:table-row>
            <table:table-row>
              <table:table-cell office:value-type="float" office:value="30">
                <text:p>30</text:p>
              </table:table-cell>
              <table:table-cell office:value-type="float" office:value="0.500001060362603">
                <text:p>0.500001060362603</text:p>
              </table:table-cell>
            </table:table-row>
            <table:table-row>
              <table:table-cell office:value-type="float" office:value="35">
                <text:p>40</text:p>
              </table:table-cell>
              <table:table-cell office:value-type="float" office:value="0.573577606483477">
                <text:p>0.573577606483477</text:p>
              </table:table-cell>
            </table:table-row>
            <table:table-row>
              <table:table-cell office:value-type="float" office:value="40">
                <text:p>40</text:p>
              </table:table-cell>
              <table:table-cell office:value-type="float" office:value="0.642788860280508">
                <text:p>0.642788860280508</text:p>
              </table:table-cell>
            </table:table-row>
            <table:table-row>
              <table:table-cell office:value-type="float" office:value="45">
                <text:p>50</text:p>
              </table:table-cell>
              <table:table-cell office:value-type="float" office:value="0.707108079859474">
                <text:p>0.707108079859474</text:p>
              </table:table-cell>
            </table:table-row>
            <table:table-row>
              <table:table-cell office:value-type="float" office:value="50">
                <text:p>50</text:p>
              </table:table-cell>
              <table:table-cell office:value-type="float" office:value="0.766045754834454">
                <text:p>0.766045754834454</text:p>
              </table:table-cell>
            </table:table-row>
            <table:table-row>
              <table:table-cell office:value-type="float" office:value="55">
                <text:p>60</text:p>
              </table:table-cell>
              <table:table-cell office:value-type="float" office:value="0.819153331814863">
                <text:p>0.819153331814863</text:p>
              </table:table-cell>
            </table:table-row>
            <table:table-row>
              <table:table-cell office:value-type="float" office:value="60">
                <text:p>60</text:p>
              </table:table-cell>
              <table:table-cell office:value-type="float" office:value="0.866026628183543">
                <text:p>0.866026628183543</text:p>
              </table:table-cell>
            </table:table-row>
            <table:table-row>
              <table:table-cell office:value-type="float" office:value="65">
                <text:p>70</text:p>
              </table:table-cell>
              <table:table-cell office:value-type="float" office:value="0.906308908184918">
                <text:p>0.906308908184918</text:p>
              </table:table-cell>
            </table:table-row>
            <table:table-row>
              <table:table-cell office:value-type="float" office:value="70">
                <text:p>70</text:p>
              </table:table-cell>
              <table:table-cell office:value-type="float" office:value="0.939693597912179">
                <text:p>0.939693597912179</text:p>
              </table:table-cell>
            </table:table-row>
            <table:table-row>
              <table:table-cell office:value-type="float" office:value="75">
                <text:p>80</text:p>
              </table:table-cell>
              <table:table-cell office:value-type="float" office:value="0.965926618530741">
                <text:p>0.965926618530741</text:p>
              </table:table-cell>
            </table:table-row>
            <table:table-row>
              <table:table-cell office:value-type="float" office:value="80">
                <text:p>80</text:p>
              </table:table-cell>
              <table:table-cell office:value-type="float" office:value="0.984808319980623">
                <text:p>0.984808319980623</text:p>
              </table:table-cell>
            </table:table-row>
            <table:table-row>
              <table:table-cell office:value-type="float" office:value="85">
                <text:p>90</text:p>
              </table:table-cell>
              <table:table-cell office:value-type="float" office:value="0.996195000441063">
                <text:p>0.996195000441063</text:p>
              </table:table-cell>
            </table:table-row>
            <table:table-row>
              <table:table-cell office:value-type="float" office:value="90">
                <text:p>90</text:p>
              </table:table-cell>
              <table:table-cell office:value-type="float" office:value="0.999999999993254">
                <text:p>0.999999999993254</text:p>
              </table:table-cell>
            </table:table-row>
            <table:table-row>
              <table:table-cell office:value-type="float" office:value="95">
                <text:p>100</text:p>
              </table:table-cell>
              <table:table-cell office:value-type="float" office:value="0.996194360157732">
                <text:p>0.996194360157732</text:p>
              </table:table-cell>
            </table:table-row>
            <table:table-row>
              <table:table-cell office:value-type="float" office:value="100">
                <text:p>100</text:p>
              </table:table-cell>
              <table:table-cell office:value-type="float" office:value="0.984807044286925">
                <text:p>0.984807044286925</text:p>
              </table:table-cell>
            </table:table-row>
            <table:table-row>
              <table:table-cell office:value-type="float" office:value="105">
                <text:p>110</text:p>
              </table:table-cell>
              <table:table-cell office:value-type="float" office:value="0.965924717135522">
                <text:p>0.965924717135522</text:p>
              </table:table-cell>
            </table:table-row>
            <table:table-row>
              <table:table-cell office:value-type="float" office:value="110">
                <text:p>110</text:p>
              </table:table-cell>
              <table:table-cell office:value-type="float" office:value="0.939691085286272">
                <text:p>0.939691085286272</text:p>
              </table:table-cell>
            </table:table-row>
            <table:table-row>
              <table:table-cell office:value-type="float" office:value="115">
                <text:p>120</text:p>
              </table:table-cell>
              <table:table-cell office:value-type="float" office:value="0.906305803451013">
                <text:p>0.906305803451013</text:p>
              </table:table-cell>
            </table:table-row>
            <table:table-row>
              <table:table-cell office:value-type="float" office:value="120">
                <text:p>120</text:p>
              </table:table-cell>
              <table:table-cell office:value-type="float" office:value="0.86602295497065">
                <text:p>0.86602295497065</text:p>
              </table:table-cell>
            </table:table-row>
            <table:table-row>
              <table:table-cell office:value-type="float" office:value="125">
                <text:p>130</text:p>
              </table:table-cell>
              <table:table-cell office:value-type="float" office:value="0.81914911807848">
                <text:p>0.81914911807848</text:p>
              </table:table-cell>
            </table:table-row>
            <table:table-row>
              <table:table-cell office:value-type="float" office:value="130">
                <text:p>130</text:p>
              </table:table-cell>
              <table:table-cell office:value-type="float" office:value="0.76604103264381">
                <text:p>0.76604103264381</text:p>
              </table:table-cell>
            </table:table-row>
            <table:table-row>
              <table:table-cell office:value-type="float" office:value="135">
                <text:p>140</text:p>
              </table:table-cell>
              <table:table-cell office:value-type="float" office:value="0.707102885153459">
                <text:p>0.707102885153459</text:p>
              </table:table-cell>
            </table:table-row>
            <table:table-row>
              <table:table-cell office:value-type="float" office:value="140">
                <text:p>140</text:p>
              </table:table-cell>
              <table:table-cell office:value-type="float" office:value="0.642783232594156">
                <text:p>0.642783232594156</text:p>
              </table:table-cell>
            </table:table-row>
            <table:table-row>
              <table:table-cell office:value-type="float" office:value="145">
                <text:p>150</text:p>
              </table:table-cell>
              <table:table-cell office:value-type="float" office:value="0.573571588647079">
                <text:p>0.573571588647079</text:p>
              </table:table-cell>
            </table:table-row>
            <table:table-row>
              <table:table-cell office:value-type="float" office:value="150">
                <text:p>150</text:p>
              </table:table-cell>
              <table:table-cell office:value-type="float" office:value="0.499994698175742">
                <text:p>0.499994698175742</text:p>
              </table:table-cell>
            </table:table-row>
            <table:table-row>
              <table:table-cell office:value-type="float" office:value="155">
                <text:p>160</text:p>
              </table:table-cell>
              <table:table-cell office:value-type="float" office:value="0.422612528360796">
                <text:p>0.422612528360796</text:p>
              </table:table-cell>
            </table:table-row>
            <table:table-row>
              <table:table-cell office:value-type="float" office:value="160">
                <text:p>160</text:p>
              </table:table-cell>
              <table:table-cell office:value-type="float" office:value="0.342014006991745">
                <text:p>0.342014006991745</text:p>
              </table:table-cell>
            </table:table-row>
            <table:table-row>
              <table:table-cell office:value-type="float" office:value="165">
                <text:p>170</text:p>
              </table:table-cell>
              <table:table-cell office:value-type="float" office:value="0.258812540349915">
                <text:p>0.258812540349915</text:p>
              </table:table-cell>
            </table:table-row>
            <table:table-row>
              <table:table-cell office:value-type="float" office:value="170">
                <text:p>170</text:p>
              </table:table-cell>
              <table:table-cell office:value-type="float" office:value="0.173641344794452">
                <text:p>0.173641344794452</text:p>
              </table:table-cell>
            </table:table-row>
            <table:table-row>
              <table:table-cell office:value-type="float" office:value="175">
                <text:p>180</text:p>
              </table:table-cell>
              <table:table-cell office:value-type="float" office:value="0.0871486275809512">
                <text:p>0.0871486275809512</text:p>
              </table:table-cell>
            </table:table-row>
            <table:table-row>
              <table:table-cell office:value-type="float" office:value="180">
                <text:p>180</text:p>
              </table:table-cell>
              <table:table-cell office:value-type="float" office:value="-0.00000734641020664363">
                <text:p>-0.00000734641020664363</text:p>
              </table:table-cell>
            </table:table-row>
            <table:table-row>
              <table:table-cell office:value-type="float" office:value="185">
                <text:p>190</text:p>
              </table:table-cell>
              <table:table-cell office:value-type="float" office:value="-0.0871632644904852">
                <text:p>-0.0871632644904852</text:p>
              </table:table-cell>
            </table:table-row>
            <table:table-row>
              <table:table-cell office:value-type="float" office:value="190">
                <text:p>190</text:p>
              </table:table-cell>
              <table:table-cell office:value-type="float" office:value="-0.173655814396867">
                <text:p>-0.173655814396867</text:p>
              </table:table-cell>
            </table:table-row>
            <table:table-row>
              <table:table-cell office:value-type="float" office:value="195">
                <text:p>200</text:p>
              </table:table-cell>
              <table:table-cell office:value-type="float" office:value="-0.258826732522285">
                <text:p>-0.258826732522285</text:p>
              </table:table-cell>
            </table:table-row>
            <table:table-row>
              <table:table-cell office:value-type="float" office:value="200">
                <text:p>200</text:p>
              </table:table-cell>
              <table:table-cell office:value-type="float" office:value="-0.342027813722564">
                <text:p>-0.342027813722564</text:p>
              </table:table-cell>
            </table:table-row>
            <table:table-row>
              <table:table-cell office:value-type="float" office:value="205">
                <text:p>210</text:p>
              </table:table-cell>
              <table:table-cell office:value-type="float" office:value="-0.422625844572014">
                <text:p>-0.422625844572014</text:p>
              </table:table-cell>
            </table:table-row>
            <table:table-row>
              <table:table-cell office:value-type="float" office:value="210">
                <text:p>210</text:p>
              </table:table-cell>
              <table:table-cell office:value-type="float" office:value="-0.500007422522479">
                <text:p>-0.500007422522479</text:p>
              </table:table-cell>
            </table:table-row>
            <table:table-row>
              <table:table-cell office:value-type="float" office:value="215">
                <text:p>220</text:p>
              </table:table-cell>
              <table:table-cell office:value-type="float" office:value="-0.573583624288919">
                <text:p>-0.573583624288919</text:p>
              </table:table-cell>
            </table:table-row>
            <table:table-row>
              <table:table-cell office:value-type="float" office:value="220">
                <text:p>220</text:p>
              </table:table-cell>
              <table:table-cell office:value-type="float" office:value="-0.64279448793217">
                <text:p>-0.64279448793217</text:p>
              </table:table-cell>
            </table:table-row>
            <table:table-row>
              <table:table-cell office:value-type="float" office:value="225">
                <text:p>230</text:p>
              </table:table-cell>
              <table:table-cell office:value-type="float" office:value="-0.707113274527326">
                <text:p>-0.707113274527326</text:p>
              </table:table-cell>
            </table:table-row>
            <table:table-row>
              <table:table-cell office:value-type="float" office:value="230">
                <text:p>230</text:p>
              </table:table-cell>
              <table:table-cell office:value-type="float" office:value="-0.766050476983754">
                <text:p>-0.766050476983754</text:p>
              </table:table-cell>
            </table:table-row>
            <table:table-row>
              <table:table-cell office:value-type="float" office:value="235">
                <text:p>240</text:p>
              </table:table-cell>
              <table:table-cell office:value-type="float" office:value="-0.819157545507036">
                <text:p>-0.819157545507036</text:p>
              </table:table-cell>
            </table:table-row>
            <table:table-row>
              <table:table-cell office:value-type="float" office:value="240">
                <text:p>240</text:p>
              </table:table-cell>
              <table:table-cell office:value-type="float" office:value="-0.866030301349697">
                <text:p>-0.866030301349697</text:p>
              </table:table-cell>
            </table:table-row>
            <table:table-row>
              <table:table-cell office:value-type="float" office:value="245">
                <text:p>250</text:p>
              </table:table-cell>
              <table:table-cell office:value-type="float" office:value="-0.90631201286991">
                <text:p>-0.90631201286991</text:p>
              </table:table-cell>
            </table:table-row>
            <table:table-row>
              <table:table-cell office:value-type="float" office:value="250">
                <text:p>250</text:p>
              </table:table-cell>
              <table:table-cell office:value-type="float" office:value="-0.939696110487371">
                <text:p>-0.939696110487371</text:p>
              </table:table-cell>
            </table:table-row>
            <table:table-row>
              <table:table-cell office:value-type="float" office:value="255">
                <text:p>260</text:p>
              </table:table-cell>
              <table:table-cell office:value-type="float" office:value="-0.965928519873829">
                <text:p>-0.965928519873829</text:p>
              </table:table-cell>
            </table:table-row>
            <table:table-row>
              <table:table-cell office:value-type="float" office:value="260">
                <text:p>260</text:p>
              </table:table-cell>
              <table:table-cell office:value-type="float" office:value="-0.984809595621171">
                <text:p>-0.984809595621171</text:p>
              </table:table-cell>
            </table:table-row>
            <table:table-row>
              <table:table-cell office:value-type="float" office:value="265">
                <text:p>270</text:p>
              </table:table-cell>
              <table:table-cell office:value-type="float" office:value="-0.996195640670631">
                <text:p>-0.996195640670631</text:p>
              </table:table-cell>
            </table:table-row>
            <table:table-row>
              <table:table-cell office:value-type="float" office:value="270">
                <text:p>270</text:p>
              </table:table-cell>
              <table:table-cell office:value-type="float" office:value="-0.999999999939284">
                <text:p>-0.999999999939284</text:p>
              </table:table-cell>
            </table:table-row>
            <table:table-row>
              <table:table-cell office:value-type="float" office:value="275">
                <text:p>280</text:p>
              </table:table-cell>
              <table:table-cell office:value-type="float" office:value="-0.996193719820636">
                <text:p>-0.996193719820636</text:p>
              </table:table-cell>
            </table:table-row>
            <table:table-row>
              <table:table-cell office:value-type="float" office:value="280">
                <text:p>280</text:p>
              </table:table-cell>
              <table:table-cell office:value-type="float" office:value="-0.984805768540078">
                <text:p>-0.984805768540078</text:p>
              </table:table-cell>
            </table:table-row>
            <table:table-row>
              <table:table-cell office:value-type="float" office:value="285">
                <text:p>290</text:p>
              </table:table-cell>
              <table:table-cell office:value-type="float" office:value="-0.965922815688172">
                <text:p>-0.965922815688172</text:p>
              </table:table-cell>
            </table:table-row>
            <table:table-row>
              <table:table-cell office:value-type="float" office:value="290">
                <text:p>290</text:p>
              </table:table-cell>
              <table:table-cell office:value-type="float" office:value="-0.939688572609651">
                <text:p>-0.939688572609651</text:p>
              </table:table-cell>
            </table:table-row>
            <table:table-row>
              <table:table-cell office:value-type="float" office:value="295">
                <text:p>300</text:p>
              </table:table-cell>
              <table:table-cell office:value-type="float" office:value="-0.906302698668194">
                <text:p>-0.906302698668194</text:p>
              </table:table-cell>
            </table:table-row>
            <table:table-row>
              <table:table-cell office:value-type="float" office:value="300">
                <text:p>300</text:p>
              </table:table-cell>
              <table:table-cell office:value-type="float" office:value="-0.866019281711018">
                <text:p>-0.866019281711018</text:p>
              </table:table-cell>
            </table:table-row>
            <table:table-row>
              <table:table-cell office:value-type="float" office:value="305">
                <text:p>310</text:p>
              </table:table-cell>
              <table:table-cell office:value-type="float" office:value="-0.819144904297888">
                <text:p>-0.819144904297888</text:p>
              </table:table-cell>
            </table:table-row>
            <table:table-row>
              <table:table-cell office:value-type="float" office:value="310">
                <text:p>310</text:p>
              </table:table-cell>
              <table:table-cell office:value-type="float" office:value="-0.766036310411823">
                <text:p>-0.766036310411823</text:p>
              </table:table-cell>
            </table:table-row>
            <table:table-row>
              <table:table-cell office:value-type="float" office:value="315">
                <text:p>320</text:p>
              </table:table-cell>
              <table:table-cell office:value-type="float" office:value="-0.707097690409281">
                <text:p>-0.707097690409281</text:p>
              </table:table-cell>
            </table:table-row>
            <table:table-row>
              <table:table-cell office:value-type="float" office:value="320">
                <text:p>320</text:p>
              </table:table-cell>
              <table:table-cell office:value-type="float" office:value="-0.642777604873114">
                <text:p>-0.642777604873114</text:p>
              </table:table-cell>
            </table:table-row>
            <table:table-row>
              <table:table-cell office:value-type="float" office:value="325">
                <text:p>330</text:p>
              </table:table-cell>
              <table:table-cell office:value-type="float" office:value="-0.573565570779726">
                <text:p>-0.573565570779726</text:p>
              </table:table-cell>
            </table:table-row>
            <table:table-row>
              <table:table-cell office:value-type="float" office:value="330">
                <text:p>330</text:p>
              </table:table-cell>
              <table:table-cell office:value-type="float" office:value="-0.499988335961897">
                <text:p>-0.499988335961897</text:p>
              </table:table-cell>
            </table:table-row>
            <table:table-row>
              <table:table-cell office:value-type="float" office:value="335">
                <text:p>340</text:p>
              </table:table-cell>
              <table:table-cell office:value-type="float" office:value="-0.422605870220974">
                <text:p>-0.422605870220974</text:p>
              </table:table-cell>
            </table:table-row>
            <table:table-row>
              <table:table-cell office:value-type="float" office:value="340">
                <text:p>340</text:p>
              </table:table-cell>
              <table:table-cell office:value-type="float" office:value="-0.342007103598647">
                <text:p>-0.342007103598647</text:p>
              </table:table-cell>
            </table:table-row>
            <table:table-row>
              <table:table-cell office:value-type="float" office:value="345">
                <text:p>350</text:p>
              </table:table-cell>
              <table:table-cell office:value-type="float" office:value="-0.258805444242778">
                <text:p>-0.258805444242778</text:p>
              </table:table-cell>
            </table:table-row>
            <table:table-row>
              <table:table-cell office:value-type="float" office:value="350">
                <text:p>350</text:p>
              </table:table-cell>
              <table:table-cell office:value-type="float" office:value="-0.173634109979187">
                <text:p>-0.173634109979187</text:p>
              </table:table-cell>
            </table:table-row>
            <table:table-row>
              <table:table-cell office:value-type="float" office:value="355">
                <text:p>360</text:p>
              </table:table-cell>
              <table:table-cell office:value-type="float" office:value="-0.0871413091191283">
                <text:p>-0.0871413091191283</text:p>
              </table:table-cell>
            </table:table-row>
            <table:table-row>
              <table:table-cell office:value-type="float" office:value="360">
                <text:p>360</text:p>
              </table:table-cell>
              <table:table-cell office:value-type="float" office:value="0.0000146928204128907">
                <text:p>0.0000146928204128907</text:p>
              </table:table-cell>
            </table:table-row>
          </table:table-rows>
        </table:table>
      </chart:chart>
    </office:chart>
  </office:body>
</office:document-content>
</file>

<file path=Object 4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4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math xmlns="http://www.w3.org/1998/Math/MathML" display="block">
  <semantics>
    <mi>t</mi>
    <annotation encoding="StarMath 5.0">t</annotation>
  </semantics>
</math>
</file>

<file path=Object 5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782cm" svg:y="4.2cm" style:legend-expansion="high" chart:style-name="ch2"/>
        <chart:plot-area chart:style-name="ch3" chart:data-source-has-labels="both" svg:x="0.319cm" svg:y="0.179cm" svg:width="13.144cm" svg:height="8.641cm">
          <chartooo:coordinate-region svg:x="1.152cm" svg:y="0.378cm" svg:width="12.17cm" svg:height="8.243cm"/>
          <chart:axis chart:dimension="x" chart:name="primary-x" chart:style-name="ch4" chartooo:axis-type="auto">
            <chartooo:date-scale/>
            <chart:categories table:cell-range-address="local-table.$A$2:.$A$74"/>
          </chart:axis>
          <chart:axis chart:dimension="y" chart:name="primary-y" chart:style-name="ch4">
            <chart:grid chart:style-name="ch5" chart:class="major"/>
          </chart:axis>
          <chart:series chart:style-name="ch6" chart:values-cell-range-address="local-table.$B$2:.$B$74" chart:label-cell-address="local-table.$B$1" chart:class="chart:line">
            <chart:data-point chart:repeated="7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s α</text:p>
              </table:table-cell>
            </table:table-row>
          </table:table-header-rows>
          <table:table-rows>
            <table:table-row>
              <table:table-cell office:value-type="float" office:value="0">
                <text:p/>
              </table:table-cell>
              <table:table-cell office:value-type="float" office:value="1">
                <text:p>1</text:p>
              </table:table-cell>
            </table:table-row>
            <table:table-row>
              <table:table-cell office:value-type="float" office:value="5">
                <text:p>10</text:p>
              </table:table-cell>
              <table:table-cell office:value-type="float" office:value="0.996194680306118">
                <text:p>0.996194680306118</text:p>
              </table:table-cell>
            </table:table-row>
            <table:table-row>
              <table:table-cell office:value-type="float" office:value="10">
                <text:p>10</text:p>
              </table:table-cell>
              <table:table-cell office:value-type="float" office:value="0.984807682140418">
                <text:p>0.984807682140418</text:p>
              </table:table-cell>
            </table:table-row>
            <table:table-row>
              <table:table-cell office:value-type="float" office:value="15">
                <text:p>20</text:p>
              </table:table-cell>
              <table:table-cell office:value-type="float" office:value="0.965925667839648">
                <text:p>0.965925667839648</text:p>
              </table:table-cell>
            </table:table-row>
            <table:table-row>
              <table:table-cell office:value-type="float" office:value="20">
                <text:p>20</text:p>
              </table:table-cell>
              <table:table-cell office:value-type="float" office:value="0.939692341605565">
                <text:p>0.939692341605565</text:p>
              </table:table-cell>
            </table:table-row>
            <table:table-row>
              <table:table-cell office:value-type="float" office:value="25">
                <text:p>30</text:p>
              </table:table-cell>
              <table:table-cell office:value-type="float" office:value="0.906307355824079">
                <text:p>0.906307355824079</text:p>
              </table:table-cell>
            </table:table-row>
            <table:table-row>
              <table:table-cell office:value-type="float" office:value="30">
                <text:p>30</text:p>
              </table:table-cell>
              <table:table-cell office:value-type="float" office:value="0.866024791582939">
                <text:p>0.866024791582939</text:p>
              </table:table-cell>
            </table:table-row>
            <table:table-row>
              <table:table-cell office:value-type="float" office:value="35">
                <text:p>40</text:p>
              </table:table-cell>
              <table:table-cell office:value-type="float" office:value="0.819151224952198">
                <text:p>0.819151224952198</text:p>
              </table:table-cell>
            </table:table-row>
            <table:table-row>
              <table:table-cell office:value-type="float" office:value="40">
                <text:p>40</text:p>
              </table:table-cell>
              <table:table-cell office:value-type="float" office:value="0.7660433937443">
                <text:p>0.7660433937443</text:p>
              </table:table-cell>
            </table:table-row>
            <table:table-row>
              <table:table-cell office:value-type="float" office:value="45">
                <text:p>50</text:p>
              </table:table-cell>
              <table:table-cell office:value-type="float" office:value="0.707105482511236">
                <text:p>0.707105482511236</text:p>
              </table:table-cell>
            </table:table-row>
            <table:table-row>
              <table:table-cell office:value-type="float" office:value="50">
                <text:p>50</text:p>
              </table:table-cell>
              <table:table-cell office:value-type="float" office:value="0.642786046441669">
                <text:p>0.642786046441669</text:p>
              </table:table-cell>
            </table:table-row>
            <table:table-row>
              <table:table-cell office:value-type="float" office:value="55">
                <text:p>60</text:p>
              </table:table-cell>
              <table:table-cell office:value-type="float" office:value="0.573574597569147">
                <text:p>0.573574597569147</text:p>
              </table:table-cell>
            </table:table-row>
            <table:table-row>
              <table:table-cell office:value-type="float" office:value="60">
                <text:p>60</text:p>
              </table:table-cell>
              <table:table-cell office:value-type="float" office:value="0.499997879272546">
                <text:p>0.499997879272546</text:p>
              </table:table-cell>
            </table:table-row>
            <table:table-row>
              <table:table-cell office:value-type="float" office:value="65">
                <text:p>70</text:p>
              </table:table-cell>
              <table:table-cell office:value-type="float" office:value="0.422615857422154">
                <text:p>0.422615857422154</text:p>
              </table:table-cell>
            </table:table-row>
            <table:table-row>
              <table:table-cell office:value-type="float" office:value="70">
                <text:p>70</text:p>
              </table:table-cell>
              <table:table-cell office:value-type="float" office:value="0.342017458681372">
                <text:p>0.342017458681372</text:p>
              </table:table-cell>
            </table:table-row>
            <table:table-row>
              <table:table-cell office:value-type="float" office:value="75">
                <text:p>80</text:p>
              </table:table-cell>
              <table:table-cell office:value-type="float" office:value="0.258816088398246">
                <text:p>0.258816088398246</text:p>
              </table:table-cell>
            </table:table-row>
            <table:table-row>
              <table:table-cell office:value-type="float" office:value="80">
                <text:p>80</text:p>
              </table:table-cell>
              <table:table-cell office:value-type="float" office:value="0.17364496219857">
                <text:p>0.17364496219857</text:p>
              </table:table-cell>
            </table:table-row>
            <table:table-row>
              <table:table-cell office:value-type="float" office:value="85">
                <text:p>90</text:p>
              </table:table-cell>
              <table:table-cell office:value-type="float" office:value="0.0871522868100985">
                <text:p>0.0871522868100985</text:p>
              </table:table-cell>
            </table:table-row>
            <table:table-row>
              <table:table-cell office:value-type="float" office:value="90">
                <text:p>90</text:p>
              </table:table-cell>
              <table:table-cell office:value-type="float" office:value="-0.00000367320510334659">
                <text:p>-0.00000367320510334659</text:p>
              </table:table-cell>
            </table:table-row>
            <table:table-row>
              <table:table-cell office:value-type="float" office:value="95">
                <text:p>100</text:p>
              </table:table-cell>
              <table:table-cell office:value-type="float" office:value="-0.0871596052648658">
                <text:p>-0.0871596052648658</text:p>
              </table:table-cell>
            </table:table-row>
            <table:table-row>
              <table:table-cell office:value-type="float" office:value="100">
                <text:p>100</text:p>
              </table:table-cell>
              <table:table-cell office:value-type="float" office:value="-0.173652196999778">
                <text:p>-0.173652196999778</text:p>
              </table:table-cell>
            </table:table-row>
            <table:table-row>
              <table:table-cell office:value-type="float" office:value="105">
                <text:p>110</text:p>
              </table:table-cell>
              <table:table-cell office:value-type="float" office:value="-0.258823184484431">
                <text:p>-0.258823184484431</text:p>
              </table:table-cell>
            </table:table-row>
            <table:table-row>
              <table:table-cell office:value-type="float" office:value="110">
                <text:p>110</text:p>
              </table:table-cell>
              <table:table-cell office:value-type="float" office:value="-0.342024362046781">
                <text:p>-0.342024362046781</text:p>
              </table:table-cell>
            </table:table-row>
            <table:table-row>
              <table:table-cell office:value-type="float" office:value="115">
                <text:p>120</text:p>
              </table:table-cell>
              <table:table-cell office:value-type="float" office:value="-0.422622515527763">
                <text:p>-0.422622515527763</text:p>
              </table:table-cell>
            </table:table-row>
            <table:table-row>
              <table:table-cell office:value-type="float" office:value="120">
                <text:p>120</text:p>
              </table:table-cell>
              <table:table-cell office:value-type="float" office:value="-0.500004241445914">
                <text:p>-0.500004241445914</text:p>
              </table:table-cell>
            </table:table-row>
            <table:table-row>
              <table:table-cell office:value-type="float" office:value="125">
                <text:p>130</text:p>
              </table:table-cell>
              <table:table-cell office:value-type="float" office:value="-0.573580615390067">
                <text:p>-0.573580615390067</text:p>
              </table:table-cell>
            </table:table-row>
            <table:table-row>
              <table:table-cell office:value-type="float" office:value="130">
                <text:p>130</text:p>
              </table:table-cell>
              <table:table-cell office:value-type="float" office:value="-0.642791674110675">
                <text:p>-0.642791674110675</text:p>
              </table:table-cell>
            </table:table-row>
            <table:table-row>
              <table:table-cell office:value-type="float" office:value="135">
                <text:p>140</text:p>
              </table:table-cell>
              <table:table-cell office:value-type="float" office:value="-0.70711067719817">
                <text:p>-0.70711067719817</text:p>
              </table:table-cell>
            </table:table-row>
            <table:table-row>
              <table:table-cell office:value-type="float" office:value="140">
                <text:p>140</text:p>
              </table:table-cell>
              <table:table-cell office:value-type="float" office:value="-0.766048115914273">
                <text:p>-0.766048115914273</text:p>
              </table:table-cell>
            </table:table-row>
            <table:table-row>
              <table:table-cell office:value-type="float" office:value="145">
                <text:p>150</text:p>
              </table:table-cell>
              <table:table-cell office:value-type="float" office:value="-0.819155438666476">
                <text:p>-0.819155438666476</text:p>
              </table:table-cell>
            </table:table-row>
            <table:table-row>
              <table:table-cell office:value-type="float" office:value="150">
                <text:p>150</text:p>
              </table:table-cell>
              <table:table-cell office:value-type="float" office:value="-0.866028464772463">
                <text:p>-0.866028464772463</text:p>
              </table:table-cell>
            </table:table-row>
            <table:table-row>
              <table:table-cell office:value-type="float" office:value="155">
                <text:p>160</text:p>
              </table:table-cell>
              <table:table-cell office:value-type="float" office:value="-0.906310460533528">
                <text:p>-0.906310460533528</text:p>
              </table:table-cell>
            </table:table-row>
            <table:table-row>
              <table:table-cell office:value-type="float" office:value="160">
                <text:p>160</text:p>
              </table:table-cell>
              <table:table-cell office:value-type="float" office:value="-0.939694854206114">
                <text:p>-0.939694854206114</text:p>
              </table:table-cell>
            </table:table-row>
            <table:table-row>
              <table:table-cell office:value-type="float" office:value="165">
                <text:p>170</text:p>
              </table:table-cell>
              <table:table-cell office:value-type="float" office:value="-0.965927569208801">
                <text:p>-0.965927569208801</text:p>
              </table:table-cell>
            </table:table-row>
            <table:table-row>
              <table:table-cell office:value-type="float" office:value="170">
                <text:p>170</text:p>
              </table:table-cell>
              <table:table-cell office:value-type="float" office:value="-0.984808957807541">
                <text:p>-0.984808957807541</text:p>
              </table:table-cell>
            </table:table-row>
            <table:table-row>
              <table:table-cell office:value-type="float" office:value="175">
                <text:p>180</text:p>
              </table:table-cell>
              <table:table-cell office:value-type="float" office:value="-0.996195320562567">
                <text:p>-0.996195320562567</text:p>
              </table:table-cell>
            </table:table-row>
            <table:table-row>
              <table:table-cell office:value-type="float" office:value="180">
                <text:p>180</text:p>
              </table:table-cell>
              <table:table-cell office:value-type="float" office:value="-0.999999999973015">
                <text:p>-0.999999999973015</text:p>
              </table:table-cell>
            </table:table-row>
            <table:table-row>
              <table:table-cell office:value-type="float" office:value="185">
                <text:p>190</text:p>
              </table:table-cell>
              <table:table-cell office:value-type="float" office:value="-0.996194039995904">
                <text:p>-0.996194039995904</text:p>
              </table:table-cell>
            </table:table-row>
            <table:table-row>
              <table:table-cell office:value-type="float" office:value="190">
                <text:p>190</text:p>
              </table:table-cell>
              <table:table-cell office:value-type="float" office:value="-0.984806406420146">
                <text:p>-0.984806406420146</text:p>
              </table:table-cell>
            </table:table-row>
            <table:table-row>
              <table:table-cell office:value-type="float" office:value="195">
                <text:p>200</text:p>
              </table:table-cell>
              <table:table-cell office:value-type="float" office:value="-0.965923766418364">
                <text:p>-0.965923766418364</text:p>
              </table:table-cell>
            </table:table-row>
            <table:table-row>
              <table:table-cell office:value-type="float" office:value="200">
                <text:p>200</text:p>
              </table:table-cell>
              <table:table-cell office:value-type="float" office:value="-0.939689828954301">
                <text:p>-0.939689828954301</text:p>
              </table:table-cell>
            </table:table-row>
            <table:table-row>
              <table:table-cell office:value-type="float" office:value="205">
                <text:p>210</text:p>
              </table:table-cell>
              <table:table-cell office:value-type="float" office:value="-0.906304251065718">
                <text:p>-0.906304251065718</text:p>
              </table:table-cell>
            </table:table-row>
            <table:table-row>
              <table:table-cell office:value-type="float" office:value="210">
                <text:p>210</text:p>
              </table:table-cell>
              <table:table-cell office:value-type="float" office:value="-0.866021118346676">
                <text:p>-0.866021118346676</text:p>
              </table:table-cell>
            </table:table-row>
            <table:table-row>
              <table:table-cell office:value-type="float" office:value="215">
                <text:p>220</text:p>
              </table:table-cell>
              <table:table-cell office:value-type="float" office:value="-0.81914701119371">
                <text:p>-0.81914701119371</text:p>
              </table:table-cell>
            </table:table-row>
            <table:table-row>
              <table:table-cell office:value-type="float" office:value="220">
                <text:p>220</text:p>
              </table:table-cell>
              <table:table-cell office:value-type="float" office:value="-0.766038671532984">
                <text:p>-0.766038671532984</text:p>
              </table:table-cell>
            </table:table-row>
            <table:table-row>
              <table:table-cell office:value-type="float" office:value="225">
                <text:p>230</text:p>
              </table:table-cell>
              <table:table-cell office:value-type="float" office:value="-0.70710028778614">
                <text:p>-0.70710028778614</text:p>
              </table:table-cell>
            </table:table-row>
            <table:table-row>
              <table:table-cell office:value-type="float" office:value="230">
                <text:p>230</text:p>
              </table:table-cell>
              <table:table-cell office:value-type="float" office:value="-0.642780418737972">
                <text:p>-0.642780418737972</text:p>
              </table:table-cell>
            </table:table-row>
            <table:table-row>
              <table:table-cell office:value-type="float" office:value="235">
                <text:p>240</text:p>
              </table:table-cell>
              <table:table-cell office:value-type="float" office:value="-0.573568579717272">
                <text:p>-0.573568579717272</text:p>
              </table:table-cell>
            </table:table-row>
            <table:table-row>
              <table:table-cell office:value-type="float" office:value="240">
                <text:p>240</text:p>
              </table:table-cell>
              <table:table-cell office:value-type="float" office:value="-0.499991517072193">
                <text:p>-0.499991517072193</text:p>
              </table:table-cell>
            </table:table-row>
            <table:table-row>
              <table:table-cell office:value-type="float" office:value="245">
                <text:p>250</text:p>
              </table:table-cell>
              <table:table-cell office:value-type="float" office:value="-0.422609199293736">
                <text:p>-0.422609199293736</text:p>
              </table:table-cell>
            </table:table-row>
            <table:table-row>
              <table:table-cell office:value-type="float" office:value="250">
                <text:p>250</text:p>
              </table:table-cell>
              <table:table-cell office:value-type="float" office:value="-0.342010555297503">
                <text:p>-0.342010555297503</text:p>
              </table:table-cell>
            </table:table-row>
            <table:table-row>
              <table:table-cell office:value-type="float" office:value="255">
                <text:p>260</text:p>
              </table:table-cell>
              <table:table-cell office:value-type="float" office:value="-0.258808992298092">
                <text:p>-0.258808992298092</text:p>
              </table:table-cell>
            </table:table-row>
            <table:table-row>
              <table:table-cell office:value-type="float" office:value="260">
                <text:p>260</text:p>
              </table:table-cell>
              <table:table-cell office:value-type="float" office:value="-0.17363772738799">
                <text:p>-0.17363772738799</text:p>
              </table:table-cell>
            </table:table-row>
            <table:table-row>
              <table:table-cell office:value-type="float" office:value="265">
                <text:p>270</text:p>
              </table:table-cell>
              <table:table-cell office:value-type="float" office:value="-0.0871449683506277">
                <text:p>-0.0871449683506277</text:p>
              </table:table-cell>
            </table:table-row>
            <table:table-row>
              <table:table-cell office:value-type="float" office:value="270">
                <text:p>270</text:p>
              </table:table-cell>
              <table:table-cell office:value-type="float" office:value="0.0000110196153096194">
                <text:p>0.0000110196153096194</text:p>
              </table:table-cell>
            </table:table-row>
            <table:table-row>
              <table:table-cell office:value-type="float" office:value="275">
                <text:p>280</text:p>
              </table:table-cell>
              <table:table-cell office:value-type="float" office:value="0.0871669237149286">
                <text:p>0.0871669237149286</text:p>
              </table:table-cell>
            </table:table-row>
            <table:table-row>
              <table:table-cell office:value-type="float" office:value="280">
                <text:p>280</text:p>
              </table:table-cell>
              <table:table-cell office:value-type="float" office:value="0.173659431791613">
                <text:p>0.173659431791613</text:p>
              </table:table-cell>
            </table:table-row>
            <table:table-row>
              <table:table-cell office:value-type="float" office:value="285">
                <text:p>290</text:p>
              </table:table-cell>
              <table:table-cell office:value-type="float" office:value="0.258830280556647">
                <text:p>0.258830280556647</text:p>
              </table:table-cell>
            </table:table-row>
            <table:table-row>
              <table:table-cell office:value-type="float" office:value="290">
                <text:p>290</text:p>
              </table:table-cell>
              <table:table-cell office:value-type="float" office:value="0.342031265393732">
                <text:p>0.342031265393732</text:p>
              </table:table-cell>
            </table:table-row>
            <table:table-row>
              <table:table-cell office:value-type="float" office:value="295">
                <text:p>300</text:p>
              </table:table-cell>
              <table:table-cell office:value-type="float" office:value="0.422629173610564">
                <text:p>0.422629173610564</text:p>
              </table:table-cell>
            </table:table-row>
            <table:table-row>
              <table:table-cell office:value-type="float" office:value="300">
                <text:p>300</text:p>
              </table:table-cell>
              <table:table-cell office:value-type="float" office:value="0.500010603592297">
                <text:p>0.500010603592297</text:p>
              </table:table-cell>
            </table:table-row>
            <table:table-row>
              <table:table-cell office:value-type="float" office:value="305">
                <text:p>310</text:p>
              </table:table-cell>
              <table:table-cell office:value-type="float" office:value="0.573586633180031">
                <text:p>0.573586633180031</text:p>
              </table:table-cell>
            </table:table-row>
            <table:table-row>
              <table:table-cell office:value-type="float" office:value="310">
                <text:p>310</text:p>
              </table:table-cell>
              <table:table-cell office:value-type="float" office:value="0.642797301744991">
                <text:p>0.642797301744991</text:p>
              </table:table-cell>
            </table:table-row>
            <table:table-row>
              <table:table-cell office:value-type="float" office:value="315">
                <text:p>320</text:p>
              </table:table-cell>
              <table:table-cell office:value-type="float" office:value="0.707115871846941">
                <text:p>0.707115871846941</text:p>
              </table:table-cell>
            </table:table-row>
            <table:table-row>
              <table:table-cell office:value-type="float" office:value="320">
                <text:p>320</text:p>
              </table:table-cell>
              <table:table-cell office:value-type="float" office:value="0.766052838042901">
                <text:p>0.766052838042901</text:p>
              </table:table-cell>
            </table:table-row>
            <table:table-row>
              <table:table-cell office:value-type="float" office:value="325">
                <text:p>330</text:p>
              </table:table-cell>
              <table:table-cell office:value-type="float" office:value="0.819159652336544">
                <text:p>0.819159652336544</text:p>
              </table:table-cell>
            </table:table-row>
            <table:table-row>
              <table:table-cell office:value-type="float" office:value="330">
                <text:p>330</text:p>
              </table:table-cell>
              <table:table-cell office:value-type="float" office:value="0.866032137915247">
                <text:p>0.866032137915247</text:p>
              </table:table-cell>
            </table:table-row>
            <table:table-row>
              <table:table-cell office:value-type="float" office:value="335">
                <text:p>340</text:p>
              </table:table-cell>
              <table:table-cell office:value-type="float" office:value="0.906313565194063">
                <text:p>0.906313565194063</text:p>
              </table:table-cell>
            </table:table-row>
            <table:table-row>
              <table:table-cell office:value-type="float" office:value="340">
                <text:p>340</text:p>
              </table:table-cell>
              <table:table-cell office:value-type="float" office:value="0.939697366755949">
                <text:p>0.939697366755949</text:p>
              </table:table-cell>
            </table:table-row>
            <table:table-row>
              <table:table-cell office:value-type="float" office:value="345">
                <text:p>350</text:p>
              </table:table-cell>
              <table:table-cell office:value-type="float" office:value="0.965929470525824">
                <text:p>0.965929470525824</text:p>
              </table:table-cell>
            </table:table-row>
            <table:table-row>
              <table:table-cell office:value-type="float" office:value="350">
                <text:p>350</text:p>
              </table:table-cell>
              <table:table-cell office:value-type="float" office:value="0.984810233421513">
                <text:p>0.984810233421513</text:p>
              </table:table-cell>
            </table:table-row>
            <table:table-row>
              <table:table-cell office:value-type="float" office:value="355">
                <text:p>360</text:p>
              </table:table-cell>
              <table:table-cell office:value-type="float" office:value="0.996195960765252">
                <text:p>0.996195960765252</text:p>
              </table:table-cell>
            </table:table-row>
            <table:table-row>
              <table:table-cell office:value-type="float" office:value="360">
                <text:p>360</text:p>
              </table:table-cell>
              <table:table-cell office:value-type="float" office:value="0.999999999892061">
                <text:p>0.999999999892061</text:p>
              </table:table-cell>
            </table:table-row>
          </table:table-rows>
        </table:table>
      </chart:chart>
    </office:chart>
  </office:body>
</office:document-content>
</file>

<file path=Object 5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5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math xmlns="http://www.w3.org/1998/Math/MathML" display="block">
  <semantics>
    <mrow>
      <mi>P</mi>
      <mo stretchy="false">=</mo>
      <mrow>
        <mn>2</mn>
        <mo stretchy="false">⋅</mo>
        <mi>π</mi>
        <mo stretchy="false">⋅</mo>
        <mi>r</mi>
      </mrow>
    </mrow>
    <annotation encoding="StarMath 5.0">P = 2 cdot π cdot r</annotation>
  </semantics>
</math>
</file>

<file path=Object 7/content.xml><?xml version="1.0" encoding="utf-8"?>
<math xmlns="http://www.w3.org/1998/Math/MathML" display="block">
  <semantics>
    <mrow>
      <mfrac>
        <mi>α</mi>
        <mrow>
          <mn>360</mn>
          <mi>º</mi>
        </mrow>
      </mfrac>
      <mo stretchy="false">⋅</mo>
      <mn>2</mn>
      <mo stretchy="false">⋅</mo>
      <mi>π</mi>
    </mrow>
    <annotation encoding="StarMath 5.0">{α over {360 º}} cdot 2 cdot π</annotation>
  </semantics>
</math>
</file>

<file path=Object 8/content.xml><?xml version="1.0" encoding="utf-8"?>
<math xmlns="http://www.w3.org/1998/Math/MathML" display="block">
  <semantics>
    <mi>T</mi>
    <annotation encoding="StarMath 5.0">T</annotation>
  </semantics>
</math>
</file>

<file path=Object 9/content.xml><?xml version="1.0" encoding="utf-8"?>
<math xmlns="http://www.w3.org/1998/Math/MathML" display="block">
  <semantics>
    <mrow>
      <mrow>
        <mi>T</mi>
        <mo stretchy="false">=</mo>
        <mn>3</mn>
      </mrow>
      <mi>s</mi>
    </mrow>
    <annotation encoding="StarMath 5.0">T = 3 s</annotation>
  </semantics>
</math>
</file>